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4" style:family="table">
      <style:table-properties style:width="25.709cm" fo:margin-left="0cm" fo:break-before="page" table:align="left"/>
    </style:style>
    <style:style style:name="Таблица4.A" style:family="table-column">
      <style:table-column-properties style:column-width="8.401cm"/>
    </style:style>
    <style:style style:name="Таблица4.B" style:family="table-column">
      <style:table-column-properties style:column-width="9.701cm"/>
    </style:style>
    <style:style style:name="Таблица4.C" style:family="table-column">
      <style:table-column-properties style:column-width="7.606cm"/>
    </style:style>
    <style:style style:name="Таблица4.1" style:family="table-row">
      <style:table-row-properties style:min-row-height="10.322cm"/>
    </style:style>
    <style:style style:name="Таблица4.A1" style:family="table-cell">
      <style:table-cell-properties style:vertical-align="bottom" fo:padding="0.097cm" fo:border="none"/>
    </style:style>
    <style:style style:name="Таблица3" style:family="table">
      <style:table-properties style:width="8.202cm" table:align="left"/>
    </style:style>
    <style:style style:name="Таблица3.A" style:family="table-column">
      <style:table-column-properties style:column-width="1.909cm"/>
    </style:style>
    <style:style style:name="Таблица3.B" style:family="table-column">
      <style:table-column-properties style:column-width="0.889cm"/>
    </style:style>
    <style:style style:name="Таблица3.C" style:family="table-column">
      <style:table-column-properties style:column-width="2.305cm"/>
    </style:style>
    <style:style style:name="Таблица3.D" style:family="table-column">
      <style:table-column-properties style:column-width="3.099cm"/>
    </style:style>
    <style:style style:name="Таблица3.A1" style:family="table-cell">
      <style:table-cell-properties fo:background-color="#ffe5ca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3.2" style:family="table-row">
      <style:table-row-properties style:min-row-height="0.654cm"/>
    </style:style>
    <style:style style:name="Таблица3.A2" style:family="table-cell">
      <style:table-cell-properties fo:background-color="#ffe5ca" fo:padding="0.097cm" fo:border-left="0.5pt solid #000000" fo:border-right="none" fo:border-top="none" fo:border-bottom="none">
        <style:background-image/>
      </style:table-cell-properties>
    </style:style>
    <style:style style:name="Таблица3.B2" style:family="table-cell">
      <style:table-cell-properties fo:background-color="#ffe5ca" fo:padding="0.097cm" fo:border="none">
        <style:background-image/>
      </style:table-cell-properties>
    </style:style>
    <style:style style:name="Таблица3.D2" style:family="table-cell">
      <style:table-cell-properties fo:background-color="#ffe5ca" fo:padding="0.097cm" fo:border-left="none" fo:border-right="0.5pt solid #000000" fo:border-top="none" fo:border-bottom="none">
        <style:background-image/>
      </style:table-cell-properties>
    </style:style>
    <style:style style:name="Таблица3.A5" style:family="table-cell">
      <style:table-cell-properties fo:background-color="#ffe5ca" fo:padding="0.097cm" fo:border-left="0.5pt solid #000000" fo:border-right="none" fo:border-top="none" fo:border-bottom="0.5pt solid #000000">
        <style:background-image/>
      </style:table-cell-properties>
    </style:style>
    <style:style style:name="Таблица3.B5" style:family="table-cell">
      <style:table-cell-properties fo:background-color="#ffe5ca" fo:padding="0.097cm" fo:border-left="none" fo:border-right="none" fo:border-top="none" fo:border-bottom="0.5pt solid #000000">
        <style:background-image/>
      </style:table-cell-properties>
    </style:style>
    <style:style style:name="Таблица3.D5" style:family="table-cell">
      <style:table-cell-properties fo:background-color="#ffe5ca" fo:padding="0.097cm" fo:border-left="none" fo:border-right="0.5pt solid #000000" fo:border-top="none" fo:border-bottom="0.5pt solid #000000">
        <style:background-image/>
      </style:table-cell-properties>
    </style:style>
    <style:style style:name="Таблица3.A6" style:family="table-cell">
      <style:table-cell-properties fo:background-color="#e0efd4" fo:padding="0.097cm" fo:border="0.5pt solid #000000">
        <style:background-image/>
      </style:table-cell-properties>
    </style:style>
    <style:style style:name="Таблица19" style:family="table">
      <style:table-properties style:width="8.013cm" fo:margin-left="0cm" table:align="left"/>
    </style:style>
    <style:style style:name="Таблица19.A" style:family="table-column">
      <style:table-column-properties style:column-width="1.499cm"/>
    </style:style>
    <style:style style:name="Таблица19.B" style:family="table-column">
      <style:table-column-properties style:column-width="0.499cm"/>
    </style:style>
    <style:style style:name="Таблица19.C" style:family="table-column">
      <style:table-column-properties style:column-width="6.015cm"/>
    </style:style>
    <style:style style:name="Таблица19.A1" style:family="table-cell">
      <style:table-cell-properties fo:padding="0.097cm" fo:border="none"/>
    </style:style>
    <style:style style:name="Таблица6" style:family="table">
      <style:table-properties style:width="9.507cm" table:align="margins"/>
    </style:style>
    <style:style style:name="Таблица6.A" style:family="table-column">
      <style:table-column-properties style:column-width="2.097cm" style:rel-column-width="14456*"/>
    </style:style>
    <style:style style:name="Таблица6.B" style:family="table-column">
      <style:table-column-properties style:column-width="0.794cm" style:rel-column-width="5471*"/>
    </style:style>
    <style:style style:name="Таблица6.C" style:family="table-column">
      <style:table-column-properties style:column-width="2.401cm" style:rel-column-width="16547*"/>
    </style:style>
    <style:style style:name="Таблица6.D" style:family="table-column">
      <style:table-column-properties style:column-width="4.216cm" style:rel-column-width="29061*"/>
    </style:style>
    <style:style style:name="Таблица6.A1" style:family="table-cell">
      <style:table-cell-properties fo:background-color="#ffe5ca" fo:padding="0.097cm" fo:border-left="0.5pt solid #000000" fo:border-right="none" fo:border-top="0.5pt solid #000000" fo:border-bottom="none">
        <style:background-image/>
      </style:table-cell-properties>
    </style:style>
    <style:style style:name="Таблица6.B1" style:family="table-cell">
      <style:table-cell-properties fo:background-color="#ffe5ca" fo:padding="0.097cm" fo:border-left="none" fo:border-right="none" fo:border-top="0.5pt solid #000000" fo:border-bottom="none">
        <style:background-image/>
      </style:table-cell-properties>
    </style:style>
    <style:style style:name="Таблица6.D1" style:family="table-cell">
      <style:table-cell-properties fo:background-color="#ffe5ca" fo:padding="0.097cm" fo:border-left="none" fo:border-right="0.5pt solid #000000" fo:border-top="0.5pt solid #000000" fo:border-bottom="none">
        <style:background-image/>
      </style:table-cell-properties>
    </style:style>
    <style:style style:name="Таблица6.A2" style:family="table-cell">
      <style:table-cell-properties fo:background-color="#ffe5ca" fo:padding="0.097cm" fo:border-left="0.5pt solid #000000" fo:border-right="none" fo:border-top="none" fo:border-bottom="none">
        <style:background-image/>
      </style:table-cell-properties>
    </style:style>
    <style:style style:name="Таблица6.B2" style:family="table-cell">
      <style:table-cell-properties fo:background-color="#ffe5ca" fo:padding="0.097cm" fo:border="none">
        <style:background-image/>
      </style:table-cell-properties>
    </style:style>
    <style:style style:name="Таблица6.D2" style:family="table-cell">
      <style:table-cell-properties fo:background-color="#ffe5ca" fo:padding="0.097cm" fo:border-left="none" fo:border-right="0.5pt solid #000000" fo:border-top="none" fo:border-bottom="none">
        <style:background-image/>
      </style:table-cell-properties>
    </style:style>
    <style:style style:name="Таблица6.A4" style:family="table-cell">
      <style:table-cell-properties fo:background-color="#ffe5ca" fo:padding="0.097cm" fo:border-left="0.5pt solid #000000" fo:border-right="none" fo:border-top="none" fo:border-bottom="0.5pt solid #000000">
        <style:background-image/>
      </style:table-cell-properties>
    </style:style>
    <style:style style:name="Таблица6.B4" style:family="table-cell">
      <style:table-cell-properties fo:background-color="#ffe5ca" fo:padding="0.097cm" fo:border-left="none" fo:border-right="none" fo:border-top="none" fo:border-bottom="0.5pt solid #000000">
        <style:background-image/>
      </style:table-cell-properties>
    </style:style>
    <style:style style:name="Таблица6.D4" style:family="table-cell">
      <style:table-cell-properties fo:background-color="#ffe5ca" fo:padding="0.097cm" fo:border-left="none" fo:border-right="0.5pt solid #000000" fo:border-top="none" fo:border-bottom="0.5pt solid #000000">
        <style:background-image/>
      </style:table-cell-properties>
    </style:style>
    <style:style style:name="Таблица6.A5" style:family="table-cell">
      <style:table-cell-properties fo:background-color="#e0efd4" fo:padding="0.097cm" fo:border-left="0.5pt solid #000000" fo:border-right="0.5pt solid #000000" fo:border-top="0.5pt solid #000000" fo:border-bottom="0.05pt solid #000000">
        <style:background-image/>
      </style:table-cell-properties>
    </style:style>
    <style:style style:name="Таблица6.A6" style:family="table-cell">
      <style:table-cell-properties fo:background-color="#ffe5ca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6.A16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0" style:family="table">
      <style:table-properties style:width="9.313cm" table:align="margins"/>
    </style:style>
    <style:style style:name="Таблица20.A" style:family="table-column">
      <style:table-column-properties style:column-width="1.499cm" style:rel-column-width="10550*"/>
    </style:style>
    <style:style style:name="Таблица20.B" style:family="table-column">
      <style:table-column-properties style:column-width="0.499cm" style:rel-column-width="3512*"/>
    </style:style>
    <style:style style:name="Таблица20.C" style:family="table-column">
      <style:table-column-properties style:column-width="7.315cm" style:rel-column-width="51473*"/>
    </style:style>
    <style:style style:name="Таблица20.A1" style:family="table-cell">
      <style:table-cell-properties fo:padding="0.097cm" fo:border="none"/>
    </style:style>
    <style:style style:name="Таблица21" style:family="table">
      <style:table-properties style:width="9.313cm" table:align="margins"/>
    </style:style>
    <style:style style:name="Таблица21.A" style:family="table-column">
      <style:table-column-properties style:column-width="1.499cm" style:rel-column-width="10550*"/>
    </style:style>
    <style:style style:name="Таблица21.B" style:family="table-column">
      <style:table-column-properties style:column-width="0.499cm" style:rel-column-width="3512*"/>
    </style:style>
    <style:style style:name="Таблица21.C" style:family="table-column">
      <style:table-column-properties style:column-width="7.315cm" style:rel-column-width="51473*"/>
    </style:style>
    <style:style style:name="Таблица21.A1" style:family="table-cell">
      <style:table-cell-properties fo:padding="0.097cm" fo:border="none"/>
    </style:style>
    <style:style style:name="Таблица5" style:family="table">
      <style:table-properties style:width="7.412cm" style:rel-width="100%" table:align="right"/>
    </style:style>
    <style:style style:name="Таблица5.A" style:family="table-column">
      <style:table-column-properties style:column-width="4.498cm" style:rel-column-width="2550*"/>
    </style:style>
    <style:style style:name="Таблица5.B" style:family="table-column">
      <style:table-column-properties style:column-width="1.095cm" style:rel-column-width="621*"/>
    </style:style>
    <style:style style:name="Таблица5.C" style:family="table-column">
      <style:table-column-properties style:column-width="1.819cm" style:rel-column-width="1031*"/>
    </style:style>
    <style:style style:name="Таблица5.A1" style:family="table-cell">
      <style:table-cell-properties fo:background-color="#ffe5ca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5.A2" style:family="table-cell">
      <style:table-cell-properties fo:background-color="#ffe5ca" fo:padding="0.097cm" fo:border-left="0.5pt solid #000000" fo:border-right="none" fo:border-top="none" fo:border-bottom="none">
        <style:background-image/>
      </style:table-cell-properties>
    </style:style>
    <style:style style:name="Таблица5.B2" style:family="table-cell">
      <style:table-cell-properties fo:background-color="#ffe5ca" fo:padding="0.097cm" fo:border="none">
        <style:background-image/>
      </style:table-cell-properties>
    </style:style>
    <style:style style:name="Таблица5.C2" style:family="table-cell">
      <style:table-cell-properties fo:background-color="#ffe5ca" fo:padding="0.097cm" fo:border-left="none" fo:border-right="0.5pt solid #000000" fo:border-top="none" fo:border-bottom="none">
        <style:background-image/>
      </style:table-cell-properties>
    </style:style>
    <style:style style:name="Таблица5.A16" style:family="table-cell">
      <style:table-cell-properties fo:background-color="#ffe5ca" fo:padding="0.097cm" fo:border-left="0.5pt solid #000000" fo:border-right="none" fo:border-top="none" fo:border-bottom="0.5pt solid #000000">
        <style:background-image/>
      </style:table-cell-properties>
    </style:style>
    <style:style style:name="Таблица5.B16" style:family="table-cell">
      <style:table-cell-properties fo:background-color="#ffe5ca" fo:padding="0.097cm" fo:border-left="none" fo:border-right="none" fo:border-top="none" fo:border-bottom="0.5pt solid #000000">
        <style:background-image/>
      </style:table-cell-properties>
    </style:style>
    <style:style style:name="Таблица5.C16" style:family="table-cell">
      <style:table-cell-properties fo:background-color="#ffe5ca" fo:padding="0.097cm" fo:border-left="none" fo:border-right="0.5pt solid #000000" fo:border-top="none" fo:border-bottom="0.5pt solid #000000">
        <style:background-image/>
      </style:table-cell-properties>
    </style:style>
    <style:style style:name="Таблица7" style:family="table">
      <style:table-properties style:width="25.707cm" fo:margin-left="0cm" fo:break-before="page" table:align="left"/>
    </style:style>
    <style:style style:name="Таблица7.A" style:family="table-column">
      <style:table-column-properties style:column-width="8.569cm"/>
    </style:style>
    <style:style style:name="Таблица7.A1" style:family="table-cell">
      <style:table-cell-properties fo:padding="0.097cm" fo:border="none"/>
    </style:style>
    <style:style style:name="Таблица8" style:family="table">
      <style:table-properties style:width="8.375cm" table:align="margins"/>
    </style:style>
    <style:style style:name="Таблица8.A" style:family="table-column">
      <style:table-column-properties style:column-width="1.076cm" style:rel-column-width="8423*"/>
    </style:style>
    <style:style style:name="Таблица8.C" style:family="table-column">
      <style:table-column-properties style:column-width="2.418cm" style:rel-column-width="18925*"/>
    </style:style>
    <style:style style:name="Таблица8.D" style:family="table-column">
      <style:table-column-properties style:column-width="3.803cm" style:rel-column-width="29764*"/>
    </style:style>
    <style:style style:name="Таблица8.A1" style:family="table-cell">
      <style:table-cell-properties fo:background-color="#fedcc6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8.A2" style:family="table-cell">
      <style:table-cell-properties fo:background-color="#fedcc6" fo:padding="0.097cm" fo:border-left="0.5pt solid #000000" fo:border-right="none" fo:border-top="none" fo:border-bottom="none">
        <style:background-image/>
      </style:table-cell-properties>
    </style:style>
    <style:style style:name="Таблица8.B2" style:family="table-cell">
      <style:table-cell-properties fo:background-color="#fedcc6" fo:padding="0.097cm" fo:border="none">
        <style:background-image/>
      </style:table-cell-properties>
    </style:style>
    <style:style style:name="Таблица8.D2" style:family="table-cell">
      <style:table-cell-properties fo:background-color="#fedcc6" fo:padding="0.097cm" fo:border-left="none" fo:border-right="0.5pt solid #000000" fo:border-top="none" fo:border-bottom="none">
        <style:background-image/>
      </style:table-cell-properties>
    </style:style>
    <style:style style:name="Таблица8.A5" style:family="table-cell">
      <style:table-cell-properties fo:background-color="#fedcc6" fo:padding="0.097cm" fo:border-left="0.5pt solid #000000" fo:border-right="none" fo:border-top="none" fo:border-bottom="0.5pt solid #000000">
        <style:background-image/>
      </style:table-cell-properties>
    </style:style>
    <style:style style:name="Таблица8.B5" style:family="table-cell">
      <style:table-cell-properties fo:background-color="#fedcc6" fo:padding="0.097cm" fo:border-left="none" fo:border-right="none" fo:border-top="none" fo:border-bottom="0.5pt solid #000000">
        <style:background-image/>
      </style:table-cell-properties>
    </style:style>
    <style:style style:name="Таблица8.D5" style:family="table-cell">
      <style:table-cell-properties fo:background-color="#fedcc6" fo:padding="0.097cm" fo:border-left="none" fo:border-right="0.5pt solid #000000" fo:border-top="none" fo:border-bottom="0.5pt solid #000000">
        <style:background-image/>
      </style:table-cell-properties>
    </style:style>
    <style:style style:name="Таблица8.A6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2" style:family="table">
      <style:table-properties style:width="8.181cm" table:align="margins"/>
    </style:style>
    <style:style style:name="Таблица22.A" style:family="table-column">
      <style:table-column-properties style:column-width="2.032cm" style:rel-column-width="16278*"/>
    </style:style>
    <style:style style:name="Таблица22.B" style:family="table-column">
      <style:table-column-properties style:column-width="0.677cm" style:rel-column-width="5419*"/>
    </style:style>
    <style:style style:name="Таблица22.C" style:family="table-column">
      <style:table-column-properties style:column-width="5.472cm" style:rel-column-width="43838*"/>
    </style:style>
    <style:style style:name="Таблица22.A1" style:family="table-cell">
      <style:table-cell-properties fo:padding="0.097cm" fo:border="none"/>
    </style:style>
    <style:style style:name="Таблица9" style:family="table">
      <style:table-properties style:width="8.375cm" table:align="margins"/>
    </style:style>
    <style:style style:name="Таблица9.A" style:family="table-column">
      <style:table-column-properties style:column-width="1.076cm" style:rel-column-width="8421*"/>
    </style:style>
    <style:style style:name="Таблица9.C" style:family="table-column">
      <style:table-column-properties style:column-width="2.681cm" style:rel-column-width="20979*"/>
    </style:style>
    <style:style style:name="Таблица9.D" style:family="table-column">
      <style:table-column-properties style:column-width="3.542cm" style:rel-column-width="27714*"/>
    </style:style>
    <style:style style:name="Таблица9.A1" style:family="table-cell">
      <style:table-cell-properties fo:background-color="#fedcc6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9.A2" style:family="table-cell">
      <style:table-cell-properties fo:background-color="#fedcc6" fo:padding="0.097cm" fo:border-left="0.5pt solid #000000" fo:border-right="none" fo:border-top="none" fo:border-bottom="none">
        <style:background-image/>
      </style:table-cell-properties>
    </style:style>
    <style:style style:name="Таблица9.B2" style:family="table-cell">
      <style:table-cell-properties fo:background-color="#fedcc6" fo:padding="0.097cm" fo:border="none">
        <style:background-image/>
      </style:table-cell-properties>
    </style:style>
    <style:style style:name="Таблица9.D2" style:family="table-cell">
      <style:table-cell-properties fo:background-color="#fedcc6" fo:padding="0.097cm" fo:border-left="none" fo:border-right="0.5pt solid #000000" fo:border-top="none" fo:border-bottom="none">
        <style:background-image/>
      </style:table-cell-properties>
    </style:style>
    <style:style style:name="Таблица9.A5" style:family="table-cell">
      <style:table-cell-properties fo:background-color="#fedcc6" fo:padding="0.097cm" fo:border-left="0.5pt solid #000000" fo:border-right="none" fo:border-top="none" fo:border-bottom="0.5pt solid #000000">
        <style:background-image/>
      </style:table-cell-properties>
    </style:style>
    <style:style style:name="Таблица9.B5" style:family="table-cell">
      <style:table-cell-properties fo:background-color="#fedcc6" fo:padding="0.097cm" fo:border-left="none" fo:border-right="none" fo:border-top="none" fo:border-bottom="0.5pt solid #000000">
        <style:background-image/>
      </style:table-cell-properties>
    </style:style>
    <style:style style:name="Таблица9.D5" style:family="table-cell">
      <style:table-cell-properties fo:background-color="#fedcc6" fo:padding="0.097cm" fo:border-left="none" fo:border-right="0.5pt solid #000000" fo:border-top="none" fo:border-bottom="0.5pt solid #000000">
        <style:background-image/>
      </style:table-cell-properties>
    </style:style>
    <style:style style:name="Таблица9.A6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3" style:family="table">
      <style:table-properties style:width="8.181cm" style:rel-width="100%" table:align="left"/>
    </style:style>
    <style:style style:name="Таблица23.A" style:family="table-column">
      <style:table-column-properties style:column-width="2.034cm" style:rel-column-width="1153*"/>
    </style:style>
    <style:style style:name="Таблица23.B" style:family="table-column">
      <style:table-column-properties style:column-width="0.677cm" style:rel-column-width="384*"/>
    </style:style>
    <style:style style:name="Таблица23.C" style:family="table-column">
      <style:table-column-properties style:column-width="5.47cm" style:rel-column-width="3101*"/>
    </style:style>
    <style:style style:name="Таблица23.A1" style:family="table-cell">
      <style:table-cell-properties fo:padding="0.097cm" fo:border="none"/>
    </style:style>
    <style:style style:name="Таблица10" style:family="table">
      <style:table-properties style:width="8.375cm" table:align="margins"/>
    </style:style>
    <style:style style:name="Таблица10.A" style:family="table-column">
      <style:table-column-properties style:column-width="1.076cm" style:rel-column-width="8423*"/>
    </style:style>
    <style:style style:name="Таблица10.C" style:family="table-column">
      <style:table-column-properties style:column-width="2.681cm" style:rel-column-width="20985*"/>
    </style:style>
    <style:style style:name="Таблица10.D" style:family="table-column">
      <style:table-column-properties style:column-width="3.54cm" style:rel-column-width="27704*"/>
    </style:style>
    <style:style style:name="Таблица10.A1" style:family="table-cell">
      <style:table-cell-properties fo:background-color="#fedcc6" fo:padding="0.097cm" fo:border-left="0.5pt solid #000000" fo:border-right="0.5pt solid #000000" fo:border-top="0.5pt solid #000000" fo:border-bottom="none">
        <style:background-image/>
      </style:table-cell-properties>
    </style:style>
    <style:style style:name="Таблица10.A2" style:family="table-cell">
      <style:table-cell-properties fo:background-color="#fedcc6" fo:padding="0.097cm" fo:border-left="0.5pt solid #000000" fo:border-right="none" fo:border-top="none" fo:border-bottom="none">
        <style:background-image/>
      </style:table-cell-properties>
    </style:style>
    <style:style style:name="Таблица10.B2" style:family="table-cell">
      <style:table-cell-properties fo:background-color="#fedcc6" fo:padding="0.097cm" fo:border="none">
        <style:background-image/>
      </style:table-cell-properties>
    </style:style>
    <style:style style:name="Таблица10.D2" style:family="table-cell">
      <style:table-cell-properties fo:background-color="#fedcc6" fo:padding="0.097cm" fo:border-left="none" fo:border-right="0.5pt solid #000000" fo:border-top="none" fo:border-bottom="none">
        <style:background-image/>
      </style:table-cell-properties>
    </style:style>
    <style:style style:name="Таблица10.A5" style:family="table-cell">
      <style:table-cell-properties fo:background-color="#fedcc6" fo:padding="0.097cm" fo:border-left="0.5pt solid #000000" fo:border-right="none" fo:border-top="none" fo:border-bottom="0.5pt solid #000000">
        <style:background-image/>
      </style:table-cell-properties>
    </style:style>
    <style:style style:name="Таблица10.B5" style:family="table-cell">
      <style:table-cell-properties fo:background-color="#fedcc6" fo:padding="0.097cm" fo:border-left="none" fo:border-right="none" fo:border-top="none" fo:border-bottom="0.5pt solid #000000">
        <style:background-image/>
      </style:table-cell-properties>
    </style:style>
    <style:style style:name="Таблица10.D5" style:family="table-cell">
      <style:table-cell-properties fo:background-color="#fedcc6" fo:padding="0.097cm" fo:border-left="none" fo:border-right="0.5pt solid #000000" fo:border-top="none" fo:border-bottom="0.5pt solid #000000">
        <style:background-image/>
      </style:table-cell-properties>
    </style:style>
    <style:style style:name="Таблица10.A6" style:family="table-cell">
      <style:table-cell-properties fo:background-color="#e0efd4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24" style:family="table">
      <style:table-properties style:width="8.181cm" table:align="margins"/>
    </style:style>
    <style:style style:name="Таблица24.A" style:family="table-column">
      <style:table-column-properties style:column-width="2.032cm" style:rel-column-width="16278*"/>
    </style:style>
    <style:style style:name="Таблица24.B" style:family="table-column">
      <style:table-column-properties style:column-width="0.677cm" style:rel-column-width="5419*"/>
    </style:style>
    <style:style style:name="Таблица24.C" style:family="table-column">
      <style:table-column-properties style:column-width="5.472cm" style:rel-column-width="43838*"/>
    </style:style>
    <style:style style:name="Таблица24.A1" style:family="table-cell">
      <style:table-cell-properties fo:padding="0.097cm" fo:border="none"/>
    </style:style>
    <style:style style:name="Таблица24.2" style:family="table-row">
      <style:table-row-properties style:min-row-height="0.439cm"/>
    </style:style>
    <style:style style:name="Таблица17" style:family="table">
      <style:table-properties style:width="8.37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7.A" style:family="table-column">
      <style:table-column-properties style:column-width="1.076cm" style:rel-column-width="8423*"/>
    </style:style>
    <style:style style:name="Таблица17.C" style:family="table-column">
      <style:table-column-properties style:column-width="2.418cm" style:rel-column-width="18925*"/>
    </style:style>
    <style:style style:name="Таблица17.D" style:family="table-column">
      <style:table-column-properties style:column-width="3.803cm" style:rel-column-width="29764*"/>
    </style:style>
    <style:style style:name="Таблица17.1" style:family="table-row">
      <style:table-row-properties fo:background-color="transparent" fo:keep-together="auto">
        <style:background-image/>
      </style:table-row-properties>
    </style:style>
    <style:style style:name="Таблица17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17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17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17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17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17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7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17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17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8" style:family="table">
      <style:table-properties style:width="8.181cm" table:align="margins"/>
    </style:style>
    <style:style style:name="Таблица18.A" style:family="table-column">
      <style:table-column-properties style:column-width="2.032cm" style:rel-column-width="16278*"/>
    </style:style>
    <style:style style:name="Таблица18.B" style:family="table-column">
      <style:table-column-properties style:column-width="0.677cm" style:rel-column-width="5419*"/>
    </style:style>
    <style:style style:name="Таблица18.C" style:family="table-column">
      <style:table-column-properties style:column-width="5.472cm" style:rel-column-width="43838*"/>
    </style:style>
    <style:style style:name="Таблица18.A1" style:family="table-cell">
      <style:table-cell-properties fo:padding="0.097cm" fo:border="none"/>
    </style:style>
    <style:style style:name="Таблица26" style:family="table">
      <style:table-properties style:width="8.37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26.A" style:family="table-column">
      <style:table-column-properties style:column-width="1.076cm" style:rel-column-width="8423*"/>
    </style:style>
    <style:style style:name="Таблица26.C" style:family="table-column">
      <style:table-column-properties style:column-width="2.418cm" style:rel-column-width="18925*"/>
    </style:style>
    <style:style style:name="Таблица26.D" style:family="table-column">
      <style:table-column-properties style:column-width="3.803cm" style:rel-column-width="29764*"/>
    </style:style>
    <style:style style:name="Таблица26.1" style:family="table-row">
      <style:table-row-properties fo:background-color="transparent" fo:keep-together="auto">
        <style:background-image/>
      </style:table-row-properties>
    </style:style>
    <style:style style:name="Таблица26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26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26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26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26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26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6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26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26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7" style:family="table">
      <style:table-properties style:width="8.181cm" table:align="margins"/>
    </style:style>
    <style:style style:name="Таблица27.A" style:family="table-column">
      <style:table-column-properties style:column-width="2.032cm" style:rel-column-width="16278*"/>
    </style:style>
    <style:style style:name="Таблица27.B" style:family="table-column">
      <style:table-column-properties style:column-width="0.677cm" style:rel-column-width="5419*"/>
    </style:style>
    <style:style style:name="Таблица27.C" style:family="table-column">
      <style:table-column-properties style:column-width="5.472cm" style:rel-column-width="43838*"/>
    </style:style>
    <style:style style:name="Таблица27.A1" style:family="table-cell">
      <style:table-cell-properties fo:padding="0.097cm" fo:border="none"/>
    </style:style>
    <style:style style:name="Таблица28" style:family="table">
      <style:table-properties style:width="8.37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28.A" style:family="table-column">
      <style:table-column-properties style:column-width="1.076cm" style:rel-column-width="8423*"/>
    </style:style>
    <style:style style:name="Таблица28.C" style:family="table-column">
      <style:table-column-properties style:column-width="2.418cm" style:rel-column-width="18925*"/>
    </style:style>
    <style:style style:name="Таблица28.D" style:family="table-column">
      <style:table-column-properties style:column-width="3.803cm" style:rel-column-width="29764*"/>
    </style:style>
    <style:style style:name="Таблица28.1" style:family="table-row">
      <style:table-row-properties fo:background-color="transparent" fo:keep-together="auto">
        <style:background-image/>
      </style:table-row-properties>
    </style:style>
    <style:style style:name="Таблица28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28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28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28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28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28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28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28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28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9" style:family="table">
      <style:table-properties style:width="8.181cm" table:align="margins"/>
    </style:style>
    <style:style style:name="Таблица29.A" style:family="table-column">
      <style:table-column-properties style:column-width="2.032cm" style:rel-column-width="16278*"/>
    </style:style>
    <style:style style:name="Таблица29.B" style:family="table-column">
      <style:table-column-properties style:column-width="0.677cm" style:rel-column-width="5419*"/>
    </style:style>
    <style:style style:name="Таблица29.C" style:family="table-column">
      <style:table-column-properties style:column-width="5.472cm" style:rel-column-width="43838*"/>
    </style:style>
    <style:style style:name="Таблица29.A1" style:family="table-cell">
      <style:table-cell-properties fo:padding="0.097cm" fo:border="none"/>
    </style:style>
    <style:style style:name="Таблица1" style:family="table">
      <style:table-properties style:width="8.37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1.A" style:family="table-column">
      <style:table-column-properties style:column-width="1.076cm" style:rel-column-width="8423*"/>
    </style:style>
    <style:style style:name="Таблица1.C" style:family="table-column">
      <style:table-column-properties style:column-width="2.418cm" style:rel-column-width="18925*"/>
    </style:style>
    <style:style style:name="Таблица1.D" style:family="table-column">
      <style:table-column-properties style:column-width="3.803cm" style:rel-column-width="29764*"/>
    </style:style>
    <style:style style:name="Таблица1.1" style:family="table-row">
      <style:table-row-properties fo:background-color="transparent" fo:keep-together="auto">
        <style:background-image/>
      </style:table-row-properties>
    </style:style>
    <style:style style:name="Таблица1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1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1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1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1.5" style:family="table-row">
      <style:table-row-properties style:min-row-height="0.527cm" fo:background-color="transparent" fo:keep-together="auto">
        <style:background-image/>
      </style:table-row-properties>
    </style:style>
    <style:style style:name="Таблица1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1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1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1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2" style:family="table">
      <style:table-properties style:width="8.181cm" table:align="margins"/>
    </style:style>
    <style:style style:name="Таблица2.A" style:family="table-column">
      <style:table-column-properties style:column-width="2.032cm" style:rel-column-width="16278*"/>
    </style:style>
    <style:style style:name="Таблица2.B" style:family="table-column">
      <style:table-column-properties style:column-width="0.677cm" style:rel-column-width="5419*"/>
    </style:style>
    <style:style style:name="Таблица2.C" style:family="table-column">
      <style:table-column-properties style:column-width="5.472cm" style:rel-column-width="43838*"/>
    </style:style>
    <style:style style:name="Таблица2.A1" style:family="table-cell">
      <style:table-cell-properties fo:padding="0.097cm" fo:border="none"/>
    </style:style>
    <style:style style:name="Таблица32" style:family="table">
      <style:table-properties style:width="8.37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32.A" style:family="table-column">
      <style:table-column-properties style:column-width="1.076cm" style:rel-column-width="8421*"/>
    </style:style>
    <style:style style:name="Таблица32.C" style:family="table-column">
      <style:table-column-properties style:column-width="2.418cm" style:rel-column-width="18920*"/>
    </style:style>
    <style:style style:name="Таблица32.D" style:family="table-column">
      <style:table-column-properties style:column-width="3.805cm" style:rel-column-width="29773*"/>
    </style:style>
    <style:style style:name="Таблица32.1" style:family="table-row">
      <style:table-row-properties fo:background-color="transparent" fo:keep-together="auto">
        <style:background-image/>
      </style:table-row-properties>
    </style:style>
    <style:style style:name="Таблица32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32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32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32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32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2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32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32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3" style:family="table">
      <style:table-properties style:width="8.181cm" table:align="margins"/>
    </style:style>
    <style:style style:name="Таблица13.A" style:family="table-column">
      <style:table-column-properties style:column-width="2.032cm" style:rel-column-width="16273*"/>
    </style:style>
    <style:style style:name="Таблица13.B" style:family="table-column">
      <style:table-column-properties style:column-width="0.676cm" style:rel-column-width="5418*"/>
    </style:style>
    <style:style style:name="Таблица13.C" style:family="table-column">
      <style:table-column-properties style:column-width="5.473cm" style:rel-column-width="43844*"/>
    </style:style>
    <style:style style:name="Таблица13.1" style:family="table-row">
      <style:table-row-properties style:min-row-height="0.504cm"/>
    </style:style>
    <style:style style:name="Таблица13.A1" style:family="table-cell">
      <style:table-cell-properties fo:padding="0.097cm" fo:border="none"/>
    </style:style>
    <style:style style:name="Таблица33" style:family="table">
      <style:table-properties style:width="8.375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Таблица33.A" style:family="table-column">
      <style:table-column-properties style:column-width="1.076cm" style:rel-column-width="8423*"/>
    </style:style>
    <style:style style:name="Таблица33.C" style:family="table-column">
      <style:table-column-properties style:column-width="2.418cm" style:rel-column-width="18925*"/>
    </style:style>
    <style:style style:name="Таблица33.D" style:family="table-column">
      <style:table-column-properties style:column-width="3.803cm" style:rel-column-width="29764*"/>
    </style:style>
    <style:style style:name="Таблица33.1" style:family="table-row">
      <style:table-row-properties fo:background-color="transparent" fo:keep-together="auto">
        <style:background-image/>
      </style:table-row-properties>
    </style:style>
    <style:style style:name="Таблица33.A1" style:family="table-cell">
      <style:table-cell-properties style:vertical-align="" fo:background-color="#fedcc6" fo:padding="0.097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Таблица33.A2" style:family="table-cell">
      <style:table-cell-properties style:vertical-align="" fo:background-color="#fedcc6" fo:padding="0.097cm" fo:border-left="0.5pt solid #000000" fo:border-right="none" fo:border-top="none" fo:border-bottom="none" style:writing-mode="lr-tb">
        <style:background-image/>
      </style:table-cell-properties>
    </style:style>
    <style:style style:name="Таблица33.B2" style:family="table-cell">
      <style:table-cell-properties style:vertical-align="" fo:background-color="#fedcc6" fo:padding="0.097cm" fo:border="none" style:writing-mode="lr-tb">
        <style:background-image/>
      </style:table-cell-properties>
    </style:style>
    <style:style style:name="Таблица33.D2" style:family="table-cell">
      <style:table-cell-properties style:vertical-align="" fo:background-color="#fedcc6" fo:padding="0.097cm" fo:border-left="none" fo:border-right="0.5pt solid #000000" fo:border-top="none" fo:border-bottom="none" style:writing-mode="lr-tb">
        <style:background-image/>
      </style:table-cell-properties>
    </style:style>
    <style:style style:name="Таблица33.A5" style:family="table-cell">
      <style:table-cell-properties style:vertical-align="" fo:background-color="#fedcc6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Таблица33.B5" style:family="table-cell">
      <style:table-cell-properties style:vertical-align="" fo:background-color="#fedcc6" fo:padding="0.097cm" fo:border-left="none" fo:border-right="none" fo:border-top="none" fo:border-bottom="0.5pt solid #000000" style:writing-mode="lr-tb">
        <style:background-image/>
      </style:table-cell-properties>
    </style:style>
    <style:style style:name="Таблица33.D5" style:family="table-cell">
      <style:table-cell-properties style:vertical-align="" fo:background-color="#fedcc6" fo:padding="0.097cm" fo:border-left="none" fo:border-right="0.5pt solid #000000" fo:border-top="none" fo:border-bottom="0.5pt solid #000000" style:writing-mode="lr-tb">
        <style:background-image/>
      </style:table-cell-properties>
    </style:style>
    <style:style style:name="Таблица33.A6" style:family="table-cell">
      <style:table-cell-properties style:vertical-align="" fo:background-color="#e0efd4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Таблица14" style:family="table">
      <style:table-properties style:width="8.181cm" table:align="margins"/>
    </style:style>
    <style:style style:name="Таблица14.A" style:family="table-column">
      <style:table-column-properties style:column-width="2.032cm" style:rel-column-width="16278*"/>
    </style:style>
    <style:style style:name="Таблица14.B" style:family="table-column">
      <style:table-column-properties style:column-width="0.677cm" style:rel-column-width="5419*"/>
    </style:style>
    <style:style style:name="Таблица14.C" style:family="table-column">
      <style:table-column-properties style:column-width="5.472cm" style:rel-column-width="43838*"/>
    </style:style>
    <style:style style:name="Таблица14.A1" style:family="table-cell">
      <style:table-cell-properties fo:padding="0.097cm" fo:border="none"/>
    </style:style>
    <style:style style:name="Таблица31" style:family="table">
      <style:table-properties style:width="25.4cm" fo:margin-left="0.258cm" table:align="left"/>
    </style:style>
    <style:style style:name="Таблица31.A" style:family="table-column">
      <style:table-column-properties style:column-width="10.807cm"/>
    </style:style>
    <style:style style:name="Таблица31.B" style:family="table-column">
      <style:table-column-properties style:column-width="6.899cm"/>
    </style:style>
    <style:style style:name="Таблица31.C" style:family="table-column">
      <style:table-column-properties style:column-width="7.694cm"/>
    </style:style>
    <style:style style:name="Таблица31.A1" style:family="table-cell">
      <style:table-cell-properties fo:padding="0.097cm" fo:border="none"/>
    </style:style>
    <style:style style:name="Таблица31.B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8pt" officeooo:paragraph-rsid="00210024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font-size="8pt" officeooo:rsid="000ce7c2" officeooo:paragraph-rsid="00210024" style:font-size-asian="8pt" style:font-size-complex="8pt"/>
    </style:style>
    <style:style style:name="P5" style:family="paragraph" style:parent-style-name="Standard">
      <style:text-properties officeooo:paragraph-rsid="00210024"/>
    </style:style>
    <style:style style:name="P6" style:family="paragraph" style:parent-style-name="Standard">
      <style:paragraph-properties fo:text-align="start" style:justify-single-word="false">
        <style:tab-stops>
          <style:tab-stop style:position="6.431cm"/>
        </style:tab-stops>
      </style:paragraph-properties>
      <style:text-properties officeooo:rsid="00210024" officeooo:paragraph-rsid="00210024"/>
    </style:style>
    <style:style style:name="P7" style:family="paragraph" style:parent-style-name="Table_20_Contents">
      <style:paragraph-properties fo:text-align="start" style:justify-single-word="false"/>
      <style:text-properties officeooo:rsid="000ce7c2" officeooo:paragraph-rsid="00210024"/>
    </style:style>
    <style:style style:name="P8" style:family="paragraph" style:parent-style-name="Table_20_Contents">
      <style:paragraph-properties fo:text-align="center" style:justify-single-word="false"/>
      <style:text-properties officeooo:paragraph-rsid="00210024"/>
    </style:style>
    <style:style style:name="P9" style:family="paragraph" style:parent-style-name="Table_20_Contents">
      <style:paragraph-properties fo:text-align="end" style:justify-single-word="false"/>
      <style:text-properties officeooo:rsid="00196541" officeooo:paragraph-rsid="00210024"/>
    </style:style>
    <style:style style:name="P10" style:family="paragraph" style:parent-style-name="Table_20_Contents">
      <style:text-properties fo:color="#ce181e" fo:font-size="9pt" officeooo:rsid="001de22c" officeooo:paragraph-rsid="001fa626" style:font-size-asian="9pt" style:font-size-complex="9pt"/>
    </style:style>
    <style:style style:name="P11" style:family="paragraph" style:parent-style-name="Table_20_Contents">
      <style:text-properties fo:color="#ce181e" fo:font-size="9pt" officeooo:rsid="001fa626" officeooo:paragraph-rsid="001fa626" style:font-size-asian="9pt" style:font-size-complex="9pt"/>
    </style:style>
    <style:style style:name="P12" style:family="paragraph" style:parent-style-name="Table_20_Contents">
      <style:text-properties style:use-window-font-color="true" fo:font-size="9pt" officeooo:rsid="001fa626" officeooo:paragraph-rsid="0021b374" style:font-size-asian="9pt" style:font-size-complex="9pt"/>
    </style:style>
    <style:style style:name="P13" style:family="paragraph" style:parent-style-name="Table_20_Contents">
      <style:text-properties style:use-window-font-color="true" fo:font-size="9pt" officeooo:rsid="001fa626" officeooo:paragraph-rsid="0023d588" style:font-size-asian="9pt" style:font-size-complex="9pt"/>
    </style:style>
    <style:style style:name="P14" style:family="paragraph" style:parent-style-name="Table_20_Contents">
      <style:text-properties style:use-window-font-color="true" fo:font-size="9pt" officeooo:rsid="001fa626" officeooo:paragraph-rsid="0024efc9" style:font-size-asian="9pt" style:font-size-complex="9pt"/>
    </style:style>
    <style:style style:name="P15" style:family="paragraph" style:parent-style-name="Table_20_Contents">
      <style:text-properties style:use-window-font-color="true" fo:font-size="9pt" officeooo:rsid="001fa626" officeooo:paragraph-rsid="001fa626" style:font-size-asian="9pt" style:font-size-complex="9pt"/>
    </style:style>
    <style:style style:name="P16" style:family="paragraph" style:parent-style-name="Table_20_Contents">
      <style:text-properties style:use-window-font-color="true" fo:font-size="9pt" officeooo:rsid="0023d588" officeooo:paragraph-rsid="0023d588" style:font-size-asian="9pt" style:font-size-complex="9pt"/>
    </style:style>
    <style:style style:name="P17" style:family="paragraph" style:parent-style-name="Table_20_Contents">
      <style:text-properties style:use-window-font-color="true" fo:font-size="9pt" officeooo:rsid="001de22c" officeooo:paragraph-rsid="0023d588" style:font-size-asian="9pt" style:font-size-complex="9pt"/>
    </style:style>
    <style:style style:name="P18" style:family="paragraph" style:parent-style-name="Table_20_Contents">
      <style:text-properties style:use-window-font-color="true" fo:font-size="9pt" officeooo:rsid="001de22c" officeooo:paragraph-rsid="0024efc9" style:font-size-asian="9pt" style:font-size-complex="9pt"/>
    </style:style>
    <style:style style:name="P19" style:family="paragraph" style:parent-style-name="Table_20_Contents">
      <style:text-properties style:use-window-font-color="true" fo:font-size="9pt" officeooo:rsid="001de22c" officeooo:paragraph-rsid="001de22c" style:font-size-asian="9pt" style:font-size-complex="9pt"/>
    </style:style>
    <style:style style:name="P20" style:family="paragraph" style:parent-style-name="Table_20_Contents">
      <style:text-properties style:use-window-font-color="true" fo:font-size="9pt" officeooo:rsid="001de22c" officeooo:paragraph-rsid="001fa626" style:font-size-asian="9pt" style:font-size-complex="9pt"/>
    </style:style>
    <style:style style:name="P21" style:family="paragraph" style:parent-style-name="Table_20_Contents">
      <style:text-properties style:use-window-font-color="true" fo:font-size="9pt" officeooo:rsid="0024efc9" officeooo:paragraph-rsid="0024efc9" style:font-size-asian="9pt" style:font-size-complex="9pt"/>
    </style:style>
    <style:style style:name="P22" style:family="paragraph" style:parent-style-name="Table_20_Contents">
      <style:text-properties fo:font-size="9pt" fo:font-weight="bold" officeooo:rsid="00210024" officeooo:paragraph-rsid="00210024" style:font-size-asian="9pt" style:font-weight-asian="bold" style:font-size-complex="9pt" style:font-weight-complex="bold"/>
    </style:style>
    <style:style style:name="P23" style:family="paragraph" style:parent-style-name="Table_20_Contents">
      <style:text-properties fo:font-size="9pt" fo:font-weight="bold" officeooo:rsid="00210024" officeooo:paragraph-rsid="0021b374" style:font-size-asian="9pt" style:font-weight-asian="bold" style:font-size-complex="9pt" style:font-weight-complex="bold"/>
    </style:style>
    <style:style style:name="P24" style:family="paragraph" style:parent-style-name="Table_20_Contents">
      <style:text-properties fo:font-size="9pt" fo:font-weight="bold" officeooo:rsid="00210024" officeooo:paragraph-rsid="0023d588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font-size="9pt" fo:font-weight="bold" officeooo:rsid="00210024" officeooo:paragraph-rsid="00225858" style:font-size-asian="9pt" style:font-weight-asian="bold" style:font-size-complex="9pt" style:font-weight-complex="bold"/>
    </style:style>
    <style:style style:name="P26" style:family="paragraph" style:parent-style-name="Table_20_Contents">
      <style:text-properties fo:font-size="9pt" fo:font-weight="bold" officeooo:rsid="001de22c" officeooo:paragraph-rsid="001de22c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font-size="9pt" fo:font-weight="bold" officeooo:rsid="001fa626" officeooo:paragraph-rsid="001fa626" style:font-size-asian="9pt" style:font-weight-asian="bold" style:font-size-complex="9pt" style:font-weight-complex="bold"/>
    </style:style>
    <style:style style:name="P28" style:family="paragraph" style:parent-style-name="Table_20_Contents">
      <style:text-properties fo:font-size="9pt" style:font-size-asian="9pt" style:font-size-complex="9pt"/>
    </style:style>
    <style:style style:name="P29" style:family="paragraph" style:parent-style-name="Table_20_Contents">
      <style:text-properties fo:font-size="9pt" officeooo:rsid="0015d33d" officeooo:paragraph-rsid="0018b1be" style:font-size-asian="9pt" style:font-size-complex="9pt"/>
    </style:style>
    <style:style style:name="P30" style:family="paragraph" style:parent-style-name="Table_20_Contents">
      <style:text-properties fo:font-size="9pt" officeooo:rsid="0015d33d" officeooo:paragraph-rsid="0021b374" style:font-size-asian="9pt" style:font-size-complex="9pt"/>
    </style:style>
    <style:style style:name="P31" style:family="paragraph" style:parent-style-name="Table_20_Contents">
      <style:text-properties fo:font-size="9pt" officeooo:rsid="0015d33d" officeooo:paragraph-rsid="001de22c" style:font-size-asian="9pt" style:font-size-complex="9pt"/>
    </style:style>
    <style:style style:name="P32" style:family="paragraph" style:parent-style-name="Table_20_Contents">
      <style:text-properties fo:font-size="9pt" officeooo:rsid="0015d33d" officeooo:paragraph-rsid="00171e7a" style:font-size-asian="9pt" style:font-size-complex="9pt"/>
    </style:style>
    <style:style style:name="P33" style:family="paragraph" style:parent-style-name="Table_20_Contents">
      <style:text-properties fo:font-size="9pt" officeooo:rsid="0015d33d" officeooo:paragraph-rsid="001fa626" style:font-size-asian="9pt" style:font-size-complex="9pt"/>
    </style:style>
    <style:style style:name="P34" style:family="paragraph" style:parent-style-name="Table_20_Contents">
      <style:text-properties fo:font-size="9pt" officeooo:rsid="0015d33d" officeooo:paragraph-rsid="001aa89d" style:font-size-asian="9pt" style:font-size-complex="9pt"/>
    </style:style>
    <style:style style:name="P35" style:family="paragraph" style:parent-style-name="Table_20_Contents">
      <style:text-properties fo:font-size="9pt" officeooo:rsid="0015d33d" officeooo:paragraph-rsid="00210024" style:font-size-asian="9pt" style:font-size-complex="9pt"/>
    </style:style>
    <style:style style:name="P36" style:family="paragraph" style:parent-style-name="Table_20_Contents">
      <style:text-properties fo:font-size="9pt" officeooo:rsid="001de22c" officeooo:paragraph-rsid="001de22c" style:font-size-asian="9pt" style:font-size-complex="9pt"/>
    </style:style>
    <style:style style:name="P37" style:family="paragraph" style:parent-style-name="Table_20_Contents">
      <style:text-properties fo:font-size="9pt" officeooo:rsid="001de22c" officeooo:paragraph-rsid="001fa626" style:font-size-asian="9pt" style:font-size-complex="9pt"/>
    </style:style>
    <style:style style:name="P38" style:family="paragraph" style:parent-style-name="Table_20_Contents">
      <style:text-properties fo:font-size="9pt" officeooo:rsid="001fa626" officeooo:paragraph-rsid="0021b374" style:font-size-asian="9pt" style:font-size-complex="9pt"/>
    </style:style>
    <style:style style:name="P39" style:family="paragraph" style:parent-style-name="Table_20_Contents">
      <style:text-properties fo:font-size="9pt" officeooo:rsid="001fa626" officeooo:paragraph-rsid="0023d588" style:font-size-asian="9pt" style:font-size-complex="9pt"/>
    </style:style>
    <style:style style:name="P40" style:family="paragraph" style:parent-style-name="Table_20_Contents">
      <style:text-properties fo:font-size="9pt" officeooo:rsid="001fa626" officeooo:paragraph-rsid="001fa626" style:font-size-asian="9pt" style:font-size-complex="9pt"/>
    </style:style>
    <style:style style:name="P41" style:family="paragraph" style:parent-style-name="Table_20_Contents">
      <style:text-properties fo:font-size="9pt" officeooo:rsid="0023d588" officeooo:paragraph-rsid="0023d588" style:font-size-asian="9pt" style:font-size-complex="9pt"/>
    </style:style>
    <style:style style:name="P42" style:family="paragraph" style:parent-style-name="Table_20_Contents">
      <style:text-properties fo:font-size="9pt" officeooo:rsid="0024efc9" officeooo:paragraph-rsid="0024efc9" style:font-size-asian="9pt" style:font-size-complex="9pt"/>
    </style:style>
    <style:style style:name="P43" style:family="paragraph" style:parent-style-name="Table_20_Contents">
      <style:text-properties fo:font-size="9pt" officeooo:rsid="00210024" officeooo:paragraph-rsid="00210024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fo:font-size="9pt" officeooo:rsid="00210024" officeooo:paragraph-rsid="00210024" style:font-size-asian="9pt" style:font-size-complex="9pt"/>
    </style:style>
    <style:style style:name="P45" style:family="paragraph" style:parent-style-name="Table_20_Contents">
      <style:text-properties fo:font-size="9pt" officeooo:paragraph-rsid="00171e7a" style:font-size-asian="9pt" style:font-size-complex="9pt"/>
    </style:style>
    <style:style style:name="P46" style:family="paragraph" style:parent-style-name="Table_20_Contents">
      <style:text-properties fo:font-size="9pt" officeooo:rsid="00266919" officeooo:paragraph-rsid="00266919" style:font-size-asian="9pt" style:font-size-complex="9pt"/>
    </style:style>
    <style:style style:name="P47" style:family="paragraph" style:parent-style-name="Table_20_Contents">
      <style:text-properties fo:font-size="9pt" fo:font-weight="normal" officeooo:rsid="00210024" officeooo:paragraph-rsid="0018b1be" style:font-size-asian="9pt" style:font-weight-asian="normal" style:font-size-complex="9pt" style:font-weight-complex="normal"/>
    </style:style>
    <style:style style:name="P48" style:family="paragraph" style:parent-style-name="Table_20_Contents">
      <style:text-properties fo:font-size="9pt" fo:font-weight="normal" officeooo:rsid="00210024" officeooo:paragraph-rsid="001de22c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font-size="9pt" fo:font-weight="normal" officeooo:rsid="00210024" officeooo:paragraph-rsid="0021b374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9pt" fo:font-weight="normal" officeooo:rsid="00210024" officeooo:paragraph-rsid="00210024" style:font-size-asian="9pt" style:font-weight-asian="normal" style:font-size-complex="9pt" style:font-weight-complex="normal"/>
    </style:style>
    <style:style style:name="P51" style:family="paragraph" style:parent-style-name="Table_20_Contents">
      <style:text-properties fo:font-size="9pt" fo:font-weight="normal" officeooo:rsid="0024efc9" officeooo:paragraph-rsid="0024efc9" style:font-size-asian="9pt" style:font-weight-asian="normal" style:font-size-complex="9pt" style:font-weight-complex="normal"/>
    </style:style>
    <style:style style:name="P52" style:family="paragraph" style:parent-style-name="Table_20_Contents">
      <style:text-properties fo:font-size="9pt" fo:font-weight="normal" officeooo:rsid="0015d33d" officeooo:paragraph-rsid="0015d33d" style:font-size-asian="9pt" style:font-weight-asian="normal" style:font-size-complex="9pt" style:font-weight-complex="normal"/>
    </style:style>
    <style:style style:name="P53" style:family="paragraph" style:parent-style-name="Table_20_Contents">
      <style:text-properties fo:font-size="9pt" fo:font-weight="normal" officeooo:rsid="0015d33d" officeooo:paragraph-rsid="00210024" style:font-size-asian="9pt" style:font-weight-asian="normal" style:font-size-complex="9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size="9pt" fo:font-weight="normal" officeooo:rsid="00171e7a" officeooo:paragraph-rsid="0018b1be" style:font-size-asian="9pt" style:font-weight-asian="normal" style:font-size-complex="9pt" style:font-weight-complex="normal"/>
    </style:style>
    <style:style style:name="P55" style:family="paragraph" style:parent-style-name="Text_20_body">
      <style:paragraph-properties fo:break-before="page"/>
      <style:text-properties officeooo:paragraph-rsid="00171e7a"/>
    </style:style>
    <style:style style:name="P5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font-size="9pt" fo:font-weight="normal" officeooo:rsid="00171e7a" officeooo:paragraph-rsid="0018b1be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text-align="center" style:justify-single-word="false">
        <style:tab-stops>
          <style:tab-stop style:position="6.431cm"/>
        </style:tab-stops>
      </style:paragraph-properties>
      <style:text-properties fo:font-size="8pt" officeooo:rsid="000ce7c2" officeooo:paragraph-rsid="00210024" style:font-size-asian="8pt" style:font-size-complex="8pt"/>
    </style:style>
    <style:style style:name="P58" style:family="paragraph" style:parent-style-name="Table_20_Contents">
      <style:text-properties fo:font-size="9pt" officeooo:rsid="001de22c" officeooo:paragraph-rsid="001de22c" style:font-size-asian="9pt" style:font-size-complex="9pt"/>
    </style:style>
    <style:style style:name="P59" style:family="paragraph" style:parent-style-name="Table_20_Contents">
      <style:text-properties fo:font-size="9pt" officeooo:rsid="001de22c" officeooo:paragraph-rsid="0024efc9" style:font-size-asian="9pt" style:font-size-complex="9pt"/>
    </style:style>
    <style:style style:name="P60" style:family="paragraph" style:parent-style-name="Table_20_Contents">
      <style:text-properties fo:font-size="9pt" officeooo:rsid="0021b374" officeooo:paragraph-rsid="0021b374" style:font-size-asian="9pt" style:font-size-complex="9pt"/>
    </style:style>
    <style:style style:name="P61" style:family="paragraph" style:parent-style-name="Table_20_Contents">
      <style:text-properties fo:font-size="9pt" officeooo:rsid="0024efc9" officeooo:paragraph-rsid="001de22c" style:font-size-asian="9pt" style:font-size-complex="9pt"/>
    </style:style>
    <style:style style:name="P62" style:family="paragraph" style:parent-style-name="Table_20_Contents">
      <style:text-properties fo:font-size="9pt" officeooo:rsid="0024efc9" officeooo:paragraph-rsid="0024efc9" style:font-size-asian="9pt" style:font-size-complex="9pt"/>
    </style:style>
    <style:style style:name="P63" style:family="paragraph" style:parent-style-name="Table_20_Contents">
      <style:text-properties fo:color="#ce181e" fo:font-size="9pt" officeooo:rsid="001de22c" officeooo:paragraph-rsid="0021b374" style:font-size-asian="9pt" style:font-size-complex="9pt"/>
    </style:style>
    <style:style style:name="P64" style:family="paragraph" style:parent-style-name="Table_20_Contents">
      <style:text-properties fo:color="#ce181e" fo:font-size="9pt" officeooo:rsid="001de22c" officeooo:paragraph-rsid="0023d588" style:font-size-asian="9pt" style:font-size-complex="9pt"/>
    </style:style>
    <style:style style:name="P65" style:family="paragraph" style:parent-style-name="Table_20_Contents">
      <style:text-properties fo:color="#ce181e" fo:font-size="9pt" officeooo:rsid="0023d588" officeooo:paragraph-rsid="0023d588" style:font-size-asian="9pt" style:font-size-complex="9pt"/>
    </style:style>
    <style:style style:name="P66" style:family="paragraph" style:parent-style-name="Table_20_Contents">
      <style:text-properties fo:color="#ce181e" fo:font-size="9pt" officeooo:rsid="001fa626" officeooo:paragraph-rsid="0023d588" style:font-size-asian="9pt" style:font-size-complex="9pt"/>
    </style:style>
    <style:style style:name="P67" style:family="paragraph" style:parent-style-name="Table_20_Contents">
      <style:text-properties fo:color="#ce181e" fo:font-size="9pt" officeooo:rsid="001fa626" officeooo:paragraph-rsid="0024efc9" style:font-size-asian="9pt" style:font-size-complex="9pt"/>
    </style:style>
    <style:style style:name="P68" style:family="paragraph" style:parent-style-name="Table_20_Contents">
      <style:text-properties fo:color="#ce181e" fo:font-size="9pt" officeooo:rsid="0024efc9" officeooo:paragraph-rsid="0024efc9" style:font-size-asian="9pt" style:font-size-complex="9pt"/>
    </style:style>
    <style:style style:name="P69" style:family="paragraph" style:parent-style-name="Table_20_Contents">
      <style:text-properties fo:color="#ce181e" fo:font-size="9pt" fo:font-weight="normal" officeooo:rsid="0024efc9" officeooo:paragraph-rsid="0024efc9" style:font-size-asian="9pt" style:font-weight-asian="normal" style:font-size-complex="9pt" style:font-weight-complex="normal"/>
    </style:style>
    <style:style style:name="T1" style:family="text">
      <style:text-properties officeooo:rsid="001100da"/>
    </style:style>
    <style:style style:name="T2" style:family="text">
      <style:text-properties officeooo:rsid="001de22c"/>
    </style:style>
    <style:style style:name="T3" style:family="text">
      <style:text-properties officeooo:rsid="000ce7c2"/>
    </style:style>
    <style:style style:name="T4" style:family="text">
      <style:text-properties officeooo:rsid="00196541"/>
    </style:style>
    <style:style style:name="T5" style:family="text">
      <style:text-properties officeooo:rsid="001fa626"/>
    </style:style>
    <style:style style:name="T6" style:family="text">
      <style:text-properties officeooo:rsid="00210024"/>
    </style:style>
    <style:style style:name="T7" style:family="text">
      <style:text-properties officeooo:rsid="0021b374"/>
    </style:style>
    <style:style style:name="T8" style:family="text">
      <style:text-properties officeooo:rsid="0023d5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column table:style-name="Таблица3.D"/>
              <table:table-row>
                <table:table-cell table:style-name="Таблица3.A1" table:number-columns-spanned="4" office:value-type="string">
                  <text:p text:style-name="P26">ЦУ ВДВ (ЗКП)</text:p>
                </table:table-cell>
                <table:covered-table-cell/>
                <table:covered-table-cell/>
                <table:covered-table-cell/>
              </table:table-row>
              <table:table-row table:style-name="Таблица3.2">
                <table:table-cell table:style-name="Таблица3.A2" office:value-type="string">
                  <text:p text:style-name="P29"><text:span text:style-name="T2">ОфО ЗКП</text:span> <text:s text:c="2"/></text:p>
                </table:table-cell>
                <table:table-cell table:style-name="Таблица3.B2" office:value-type="string">
                  <text:p text:style-name="P36">1 см</text:p>
                </table:table-cell>
                <table:table-cell table:style-name="Таблица3.B2" office:value-type="string">
                  <text:p text:style-name="P36">капитан</text:p>
                </table:table-cell>
                <table:table-cell table:style-name="Таблица3.D2" office:value-type="string">
                  <text:p text:style-name="P36">Объедков С. А.</text:p>
                </table:table-cell>
              </table:table-row>
              <table:table-row>
                <table:table-cell table:style-name="Таблица3.A2" office:value-type="string">
                  <text:p text:style-name="P36">ОфО ЗКП</text:p>
                </table:table-cell>
                <table:table-cell table:style-name="Таблица3.B2" office:value-type="string">
                  <text:p text:style-name="P36">2 см</text:p>
                </table:table-cell>
                <table:table-cell table:style-name="Таблица3.B2" office:value-type="string">
                  <text:p text:style-name="P19">майор</text:p>
                </table:table-cell>
                <table:table-cell table:style-name="Таблица3.D2" office:value-type="string">
                  <text:p text:style-name="P19">Вышегорошев А. В.</text:p>
                </table:table-cell>
              </table:table-row>
              <table:table-row>
                <table:table-cell table:style-name="Таблица3.A2" office:value-type="string">
                  <text:p text:style-name="P31"><text:span text:style-name="T2">ОфО ЗКП</text:span> <text:s text:c="2"/></text:p>
                </table:table-cell>
                <table:table-cell table:style-name="Таблица3.B2" office:value-type="string">
                  <text:p text:style-name="P36">3 см</text:p>
                </table:table-cell>
                <table:table-cell table:style-name="Таблица3.B2" office:value-type="string">
                  <text:p text:style-name="P36">полковник</text:p>
                </table:table-cell>
                <table:table-cell table:style-name="Таблица3.D2" office:value-type="string">
                  <text:p text:style-name="P36">Родин А. В. </text:p>
                </table:table-cell>
              </table:table-row>
              <table:table-row>
                <table:table-cell table:style-name="Таблица3.A5" office:value-type="string">
                  <text:p text:style-name="P36">ОфО ЗКП</text:p>
                </table:table-cell>
                <table:table-cell table:style-name="Таблица3.B5" office:value-type="string">
                  <text:p text:style-name="P36">4 см</text:p>
                </table:table-cell>
                <table:table-cell table:style-name="Таблица3.B5" office:value-type="string">
                  <text:p text:style-name="P36">подполковник</text:p>
                </table:table-cell>
                <table:table-cell table:style-name="Таблица3.D5" office:value-type="string">
                  <text:p text:style-name="P36">Ловчинский В. А.</text:p>
                </table:table-cell>
              </table:table-row>
              <table:table-row>
                <table:table-cell table:style-name="Таблица3.A6" table:number-columns-spanned="4" office:value-type="string">
                  <table:table table:name="Таблица19" table:style-name="Таблица19">
                    <table:table-column table:style-name="Таблица19.A"/>
                    <table:table-column table:style-name="Таблица19.B"/>
                    <table:table-column table:style-name="Таблица19.C"/>
                    <table:table-row>
                      <table:table-cell table:style-name="Таблица19.A1" office:value-type="string">
                        <text:p text:style-name="P31">ЗС СПД</text:p>
                      </table:table-cell>
                      <table:table-cell table:style-name="Таблица19.A1" office:value-type="string">
                        <text:p text:style-name="P28">-</text:p>
                      </table:table-cell>
                      <table:table-cell table:style-name="Таблица19.A1" office:value-type="string">
                        <text:p text:style-name="P36">user001@gremuchij.mil.zs</text:p>
                      </table:table-cell>
                    </table:table-row>
                    <table:table-row>
                      <table:table-cell table:style-name="Таблица19.A1" office:value-type="string">
                        <text:p text:style-name="P31">МСОЭК</text:p>
                      </table:table-cell>
                      <table:table-cell table:style-name="Таблица19.A1" office:value-type="string">
                        <text:p text:style-name="P28">-</text:p>
                      </table:table-cell>
                      <table:table-cell table:style-name="Таблица19.A1" office:value-type="string">
                        <text:p text:style-name="P36">ВДВ/Гремучий/АП</text:p>
                      </table:table-cell>
                    </table:table-row>
                    <table:table-row>
                      <table:table-cell table:style-name="Таблица19.A1" office:value-type="string">
                        <text:p text:style-name="P31">ЗВКС</text:p>
                      </table:table-cell>
                      <table:table-cell table:style-name="Таблица19.A1" office:value-type="string">
                        <text:p text:style-name="P28">-</text:p>
                      </table:table-cell>
                      <table:table-cell table:style-name="Таблица19.A1" office:value-type="string">
                        <text:p text:style-name="P36">отсутствует</text:p>
                      </table:table-cell>
                    </table:table-row>
                  </table:table>
                  <text:p text:style-name="P32"/>
                </table:table-cell>
                <table:covered-table-cell/>
                <table:covered-table-cell/>
                <table:covered-table-cell/>
              </table:table-row>
            </table:table>
            <text:p text:style-name="P28"/>
          </table:table-cell>
          <table:table-cell table:style-name="Таблица4.A1" office:value-type="string">
            <table:table table:name="Таблица6" table:style-name="Таблица6">
              <table:table-column table:style-name="Таблица6.A"/>
              <table:table-column table:style-name="Таблица6.B"/>
              <table:table-column table:style-name="Таблица6.C"/>
              <table:table-column table:style-name="Таблица6.D"/>
              <table:table-row>
                <table:table-cell table:style-name="Таблица6.A1" office:value-type="string">
                  <text:p text:style-name="P29"><text:span text:style-name="T5">Напр. на ВДВ</text:span> </text:p>
                </table:table-cell>
                <table:table-cell table:style-name="Таблица6.B1" office:value-type="string">
                  <text:p text:style-name="P36">1 см</text:p>
                </table:table-cell>
                <table:table-cell table:style-name="Таблица6.B1" office:value-type="string">
                  <text:p text:style-name="P37">подполковник</text:p>
                </table:table-cell>
                <table:table-cell table:style-name="Таблица6.D1" office:value-type="string">
                  <text:p text:style-name="P40">Заков А. А. </text:p>
                </table:table-cell>
              </table:table-row>
              <table:table-row>
                <table:table-cell table:style-name="Таблица6.A2" office:value-type="string">
                  <text:p text:style-name="P33"><text:span text:style-name="T5">Напр. на ВДВ</text:span> </text:p>
                </table:table-cell>
                <table:table-cell table:style-name="Таблица6.B2" office:value-type="string">
                  <text:p text:style-name="P36">2 см</text:p>
                </table:table-cell>
                <table:table-cell table:style-name="Таблица6.B2" office:value-type="string">
                  <text:p text:style-name="P20">подполковник</text:p>
                </table:table-cell>
                <table:table-cell table:style-name="Таблица6.D2" office:value-type="string">
                  <text:p text:style-name="P15">Новков Р. Н.</text:p>
                </table:table-cell>
              </table:table-row>
              <table:table-row>
                <table:table-cell table:style-name="Таблица6.A2" office:value-type="string">
                  <text:p text:style-name="P33"><text:span text:style-name="T5">Напр. на ВДВ</text:span> <text:s/></text:p>
                </table:table-cell>
                <table:table-cell table:style-name="Таблица6.B2" office:value-type="string">
                  <text:p text:style-name="P36">3 см</text:p>
                </table:table-cell>
                <table:table-cell table:style-name="Таблица6.B2" office:value-type="string">
                  <text:p text:style-name="P37">подполковник</text:p>
                </table:table-cell>
                <table:table-cell table:style-name="Таблица6.D2" office:value-type="string">
                  <text:p text:style-name="P40">Денисов Д. Е. </text:p>
                </table:table-cell>
              </table:table-row>
              <table:table-row>
                <table:table-cell table:style-name="Таблица6.A4" office:value-type="string">
                  <text:p text:style-name="P33"><text:span text:style-name="T5">Напр. на ВДВ</text:span> </text:p>
                </table:table-cell>
                <table:table-cell table:style-name="Таблица6.B4" office:value-type="string">
                  <text:p text:style-name="P36">4 см</text:p>
                </table:table-cell>
                <table:table-cell table:style-name="Таблица6.B4" office:value-type="string">
                  <text:p text:style-name="P37">подполковник</text:p>
                </table:table-cell>
                <table:table-cell table:style-name="Таблица6.D4" office:value-type="string">
                  <text:p text:style-name="P40">Шолпанов А. Р.</text:p>
                </table:table-cell>
              </table:table-row>
              <table:table-row>
                <table:table-cell table:style-name="Таблица6.A5" table:number-columns-spanned="4" office:value-type="string">
                  <table:table table:name="Таблица20" table:style-name="Таблица20">
                    <table:table-column table:style-name="Таблица20.A"/>
                    <table:table-column table:style-name="Таблица20.B"/>
                    <table:table-column table:style-name="Таблица20.C"/>
                    <table:table-row>
                      <table:table-cell table:style-name="Таблица20.A1" office:value-type="string">
                        <text:p text:style-name="P40">АТС МО</text:p>
                      </table:table-cell>
                      <table:table-cell table:style-name="Таблица20.A1" office:value-type="string">
                        <text:p text:style-name="P28">-</text:p>
                      </table:table-cell>
                      <table:table-cell table:style-name="Таблица20.A1" office:value-type="string">
                        <text:p text:style-name="P40">8 (495) 696-84-81</text:p>
                      </table:table-cell>
                    </table:table-row>
                    <table:table-row>
                      <table:table-cell table:style-name="Таблица20.A1" office:value-type="string">
                        <text:p text:style-name="P40">АТС-Р</text:p>
                      </table:table-cell>
                      <table:table-cell table:style-name="Таблица20.A1" office:value-type="string">
                        <text:p text:style-name="P28">-</text:p>
                      </table:table-cell>
                      <table:table-cell table:style-name="Таблица20.A1" office:value-type="string">
                        <text:p text:style-name="P40">10100-9770</text:p>
                      </table:table-cell>
                    </table:table-row>
                    <table:table-row>
                      <table:table-cell table:style-name="Таблица20.A1" office:value-type="string">
                        <text:p text:style-name="P31">ЗС СПД</text:p>
                      </table:table-cell>
                      <table:table-cell table:style-name="Таблица20.A1" office:value-type="string">
                        <text:p text:style-name="P28">-</text:p>
                      </table:table-cell>
                      <table:table-cell table:style-name="Таблица20.A1" office:value-type="string">
                        <text:p text:style-name="P40">user028@ckp.mil.zs</text:p>
                      </table:table-cell>
                    </table:table-row>
                    <table:table-row>
                      <table:table-cell table:style-name="Таблица20.A1" office:value-type="string">
                        <text:p text:style-name="P31">МСОЭК</text:p>
                      </table:table-cell>
                      <table:table-cell table:style-name="Таблица20.A1" office:value-type="string">
                        <text:p text:style-name="P28">-</text:p>
                      </table:table-cell>
                      <table:table-cell table:style-name="Таблица20.A1" office:value-type="string">
                        <text:p text:style-name="P40">ЦВУ/Рубин12/АДМ</text:p>
                      </table:table-cell>
                    </table:table-row>
                  </table:table>
                  <text:p text:style-name="P34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6.A6" table:number-columns-spanned="4" office:value-type="string">
                  <text:p text:style-name="P27">ЦУ ВДВ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6.A2" office:value-type="string">
                  <text:p text:style-name="P40">ОД ВДВ </text:p>
                </table:table-cell>
                <table:table-cell table:style-name="Таблица6.B2" office:value-type="string">
                  <text:p text:style-name="P36">1 см</text:p>
                </table:table-cell>
                <table:table-cell table:style-name="Таблица6.B2" office:value-type="string">
                  <text:p text:style-name="P20">подполковник</text:p>
                </table:table-cell>
                <table:table-cell table:style-name="Таблица6.D2" office:value-type="string">
                  <text:p text:style-name="P40">Добряков В. В.</text:p>
                </table:table-cell>
              </table:table-row>
              <table:table-row>
                <table:table-cell table:style-name="Таблица6.A2" office:value-type="string">
                  <text:p text:style-name="P40">ЗОД по БУ</text:p>
                </table:table-cell>
                <table:table-cell table:style-name="Таблица6.B2" office:value-type="string">
                  <text:p text:style-name="P37">1 см</text:p>
                </table:table-cell>
                <table:table-cell table:style-name="Таблица6.B2" office:value-type="string">
                  <text:p text:style-name="P20">майор</text:p>
                </table:table-cell>
                <table:table-cell table:style-name="Таблица6.D2" office:value-type="string">
                  <text:p text:style-name="P40">Аляйников К. Г.</text:p>
                </table:table-cell>
              </table:table-row>
              <table:table-row>
                <table:table-cell table:style-name="Таблица6.A2" office:value-type="string">
                  <text:p text:style-name="P40">ОД ВДВ </text:p>
                </table:table-cell>
                <table:table-cell table:style-name="Таблица6.B2" office:value-type="string">
                  <text:p text:style-name="P36">2 см</text:p>
                </table:table-cell>
                <table:table-cell table:style-name="Таблица6.B2" office:value-type="string">
                  <text:p text:style-name="P20">подполковник</text:p>
                </table:table-cell>
                <table:table-cell table:style-name="Таблица6.D2" office:value-type="string">
                  <text:p text:style-name="P15">Павлов А. В.</text:p>
                </table:table-cell>
              </table:table-row>
              <table:table-row>
                <table:table-cell table:style-name="Таблица6.A2" office:value-type="string">
                  <text:p text:style-name="P40">ЗОД по БУ</text:p>
                </table:table-cell>
                <table:table-cell table:style-name="Таблица6.B2" office:value-type="string">
                  <text:p text:style-name="P37">2 см</text:p>
                </table:table-cell>
                <table:table-cell table:style-name="Таблица6.B2" office:value-type="string">
                  <text:p text:style-name="P20">майор</text:p>
                </table:table-cell>
                <table:table-cell table:style-name="Таблица6.D2" office:value-type="string">
                  <text:p text:style-name="P15">Тверодхлебов А. В.</text:p>
                </table:table-cell>
              </table:table-row>
              <table:table-row>
                <table:table-cell table:style-name="Таблица6.A2" office:value-type="string">
                  <text:p text:style-name="P40">ОД ВДВ </text:p>
                </table:table-cell>
                <table:table-cell table:style-name="Таблица6.B2" office:value-type="string">
                  <text:p text:style-name="P36">3 см</text:p>
                </table:table-cell>
                <table:table-cell table:style-name="Таблица6.B2" office:value-type="string">
                  <text:p text:style-name="P10">подполковник</text:p>
                </table:table-cell>
                <table:table-cell table:style-name="Таблица6.D2" office:value-type="string">
                  <text:p text:style-name="P11">Карпов С. М.</text:p>
                </table:table-cell>
              </table:table-row>
              <table:table-row>
                <table:table-cell table:style-name="Таблица6.A2" office:value-type="string">
                  <text:p text:style-name="P40">ЗОД по БУ</text:p>
                </table:table-cell>
                <table:table-cell table:style-name="Таблица6.B2" office:value-type="string">
                  <text:p text:style-name="P37"><text:span text:style-name="T5">3</text:span> см</text:p>
                </table:table-cell>
                <table:table-cell table:style-name="Таблица6.B2" office:value-type="string">
                  <text:p text:style-name="P10">майор</text:p>
                </table:table-cell>
                <table:table-cell table:style-name="Таблица6.D2" office:value-type="string">
                  <text:p text:style-name="P11">Яшин А. А.</text:p>
                </table:table-cell>
              </table:table-row>
              <table:table-row>
                <table:table-cell table:style-name="Таблица6.A2" office:value-type="string">
                  <text:p text:style-name="P40">ОД ВДВ </text:p>
                </table:table-cell>
                <table:table-cell table:style-name="Таблица6.B2" office:value-type="string">
                  <text:p text:style-name="P37"><text:span text:style-name="T5">4</text:span> см</text:p>
                </table:table-cell>
                <table:table-cell table:style-name="Таблица6.B2" office:value-type="string">
                  <text:p text:style-name="P20">подполковник</text:p>
                </table:table-cell>
                <table:table-cell table:style-name="Таблица6.D2" office:value-type="string">
                  <text:p text:style-name="P40">Галкин А. Н. </text:p>
                </table:table-cell>
              </table:table-row>
              <table:table-row>
                <table:table-cell table:style-name="Таблица6.A2" office:value-type="string">
                  <text:p text:style-name="P40">ЗОД по БУ</text:p>
                </table:table-cell>
                <table:table-cell table:style-name="Таблица6.B2" office:value-type="string">
                  <text:p text:style-name="P37"><text:span text:style-name="T5">4</text:span> см</text:p>
                </table:table-cell>
                <table:table-cell table:style-name="Таблица6.B2" office:value-type="string">
                  <text:p text:style-name="P20">майор</text:p>
                </table:table-cell>
                <table:table-cell table:style-name="Таблица6.D2" office:value-type="string">
                  <text:p text:style-name="P40">Носов Е. В.</text:p>
                </table:table-cell>
              </table:table-row>
              <table:table-row>
                <table:table-cell table:style-name="Таблица6.A4" office:value-type="string">
                  <text:p text:style-name="P40">Резерв:</text:p>
                </table:table-cell>
                <table:table-cell table:style-name="Таблица6.B4" office:value-type="string">
                  <text:p text:style-name="P36"/>
                </table:table-cell>
                <table:table-cell table:style-name="Таблица6.B4" office:value-type="string">
                  <text:p text:style-name="P40">капитан</text:p>
                </table:table-cell>
                <table:table-cell table:style-name="Таблица6.D4" office:value-type="string">
                  <text:p text:style-name="P40">Алейнков К. Г.</text:p>
                </table:table-cell>
              </table:table-row>
              <table:table-row>
                <table:table-cell table:style-name="Таблица6.A16" table:number-columns-spanned="4" office:value-type="string">
                  <table:table table:name="Таблица21" table:style-name="Таблица21">
                    <table:table-column table:style-name="Таблица21.A"/>
                    <table:table-column table:style-name="Таблица21.B"/>
                    <table:table-column table:style-name="Таблица21.C"/>
                    <table:table-row>
                      <table:table-cell table:style-name="Таблица21.A1" office:value-type="string">
                        <text:p text:style-name="P31">ЗС СПД</text:p>
                      </table:table-cell>
                      <table:table-cell table:style-name="Таблица21.A1" office:value-type="string">
                        <text:p text:style-name="P28">-</text:p>
                      </table:table-cell>
                      <table:table-cell table:style-name="Таблица21.A1" office:value-type="string">
                        <text:p text:style-name="P43">od_vdv@katet.mvo.mo</text:p>
                      </table:table-cell>
                    </table:table-row>
                    <table:table-row>
                      <table:table-cell table:style-name="Таблица21.A1" office:value-type="string">
                        <text:p text:style-name="P31">МСОЭК</text:p>
                      </table:table-cell>
                      <table:table-cell table:style-name="Таблица21.A1" office:value-type="string">
                        <text:p text:style-name="P28">-</text:p>
                      </table:table-cell>
                      <table:table-cell table:style-name="Таблица21.A1" office:value-type="string">
                        <text:p text:style-name="P43">ВДВ/Катет/АП</text:p>
                      </table:table-cell>
                    </table:table-row>
                    <table:table-row>
                      <table:table-cell table:style-name="Таблица21.A1" office:value-type="string">
                        <text:p text:style-name="P31">ЗВКС</text:p>
                      </table:table-cell>
                      <table:table-cell table:style-name="Таблица21.A1" office:value-type="string">
                        <text:p text:style-name="P28">-</text:p>
                      </table:table-cell>
                      <table:table-cell table:style-name="Таблица21.A1" office:value-type="string">
                        <text:p text:style-name="P43">10.112.68.4</text:p>
                      </table:table-cell>
                    </table:table-row>
                  </table:table>
                  <text:p text:style-name="P34"/>
                </table:table-cell>
                <table:covered-table-cell/>
                <table:covered-table-cell/>
                <table:covered-table-cell/>
              </table:table-row>
            </table:table>
            <text:p text:style-name="P28"/>
          </table:table-cell>
          <table:table-cell table:style-name="Таблица4.A1" office:value-type="string"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table:number-columns-spanned="3" office:value-type="string">
                  <text:p text:style-name="P29">Всего заступает в <text:span text:style-name="T6">1</text:span> смене <text:span text:style-name="T6">13 </text:span>человек</text:p>
                </table:table-cell>
                <table:covered-table-cell/>
                <table:covered-table-cell/>
              </table:table-row>
              <table:table-row>
                <table:table-cell table:style-name="Таблица5.A2" office:value-type="string">
                  <text:p text:style-name="P43">Ком. ВДВ</text:p>
                </table:table-cell>
                <table:table-cell table:style-name="Таблица5.B2" office:value-type="string">
                  <text:p text:style-name="P44">3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17 дшд(г)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86 дшд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108 вдв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117 вдв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101 одшбр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41 одшбр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67 одшбр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93 одшбр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43">48 бру</text:p>
                </table:table-cell>
                <table:table-cell table:style-name="Таблица5.B2" office:value-type="string">
                  <text:p text:style-name="P44">1</text:p>
                </table:table-cell>
                <table:table-cell table:style-name="Таблица5.C2" office:value-type="string">
                  <text:p text:style-name="P35">человек</text:p>
                </table:table-cell>
              </table:table-row>
              <table:table-row>
                <table:table-cell table:style-name="Таблица5.A2" office:value-type="string">
                  <text:p text:style-name="P52">Из них заступили из других смен</text:p>
                </table:table-cell>
                <table:table-cell table:style-name="Таблица5.B2" office:value-type="string">
                  <text:p text:style-name="P50">9</text:p>
                </table:table-cell>
                <table:table-cell table:style-name="Таблица5.C2" office:value-type="string">
                  <text:p text:style-name="P53">человек</text:p>
                </table:table-cell>
              </table:table-row>
              <table:table-row>
                <table:table-cell table:style-name="Таблица5.A2" office:value-type="string">
                  <text:p text:style-name="P56">Отпуск</text:p>
                </table:table-cell>
                <table:table-cell table:style-name="Таблица5.B2" office:value-type="string">
                  <text:p text:style-name="P50">9</text:p>
                </table:table-cell>
                <table:table-cell table:style-name="Таблица5.C2" office:value-type="string">
                  <text:p text:style-name="P53">человек</text:p>
                </table:table-cell>
              </table:table-row>
              <table:table-row>
                <table:table-cell table:style-name="Таблица5.A2" office:value-type="string">
                  <text:p text:style-name="P54">Болезнь</text:p>
                </table:table-cell>
                <table:table-cell table:style-name="Таблица5.B2" office:value-type="string">
                  <text:p text:style-name="P50">0</text:p>
                </table:table-cell>
                <table:table-cell table:style-name="Таблица5.C2" office:value-type="string">
                  <text:p text:style-name="P53">человек</text:p>
                </table:table-cell>
              </table:table-row>
              <table:table-row>
                <table:table-cell table:style-name="Таблица5.A2" office:value-type="string">
                  <text:p text:style-name="P54">Командировка</text:p>
                </table:table-cell>
                <table:table-cell table:style-name="Таблица5.B2" office:value-type="string">
                  <text:p text:style-name="P50">0</text:p>
                </table:table-cell>
                <table:table-cell table:style-name="Таблица5.C2" office:value-type="string">
                  <text:p text:style-name="P53">человек</text:p>
                </table:table-cell>
              </table:table-row>
              <table:table-row>
                <table:table-cell table:style-name="Таблица5.A16" office:value-type="string">
                  <text:p text:style-name="P54">Стажировка</text:p>
                </table:table-cell>
                <table:table-cell table:style-name="Таблица5.B16" office:value-type="string">
                  <text:p text:style-name="P50">0</text:p>
                </table:table-cell>
                <table:table-cell table:style-name="Таблица5.C16" office:value-type="string">
                  <text:p text:style-name="P53">человек</text:p>
                </table:table-cell>
              </table:table-row>
            </table:table>
            <text:p text:style-name="P45"/>
          </table:table-cell>
        </table:table-row>
      </table:table>
      <text:p text:style-name="Text_20_body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office:value-type="string">
            <table:table table:name="Таблица8" table:style-name="Таблица8">
              <table:table-column table:style-name="Таблица8.A" table:number-columns-repeated="2"/>
              <table:table-column table:style-name="Таблица8.C"/>
              <table:table-column table:style-name="Таблица8.D"/>
              <table:table-row>
                <table:table-cell table:style-name="Таблица8.A1" table:number-columns-spanned="4" office:value-type="string">
                  <text:p text:style-name="P22">ПУ 17 дшд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8.A2" office:value-type="string">
                  <text:p text:style-name="P29"><text:span text:style-name="T7">ОД</text:span> <text:s text:c="2"/></text:p>
                </table:table-cell>
                <table:table-cell table:style-name="Таблица8.B2" office:value-type="string">
                  <text:p text:style-name="P36">1 см</text:p>
                </table:table-cell>
                <table:table-cell table:style-name="Таблица8.B2" office:value-type="string">
                  <text:p text:style-name="P38">капитан</text:p>
                </table:table-cell>
                <table:table-cell table:style-name="Таблица8.D2" office:value-type="string">
                  <text:p text:style-name="P41">Ионичев Р. Л. </text:p>
                </table:table-cell>
              </table:table-row>
              <table:table-row>
                <table:table-cell table:style-name="Таблица8.A2" office:value-type="string">
                  <text:p text:style-name="P60">ОД</text:p>
                </table:table-cell>
                <table:table-cell table:style-name="Таблица8.B2" office:value-type="string">
                  <text:p text:style-name="P36">2 см</text:p>
                </table:table-cell>
                <table:table-cell table:style-name="Таблица8.B2" office:value-type="string">
                  <text:p text:style-name="P12">капитан</text:p>
                </table:table-cell>
                <table:table-cell table:style-name="Таблица8.D2" office:value-type="string">
                  <text:p text:style-name="P16">Недотекин В. А.</text:p>
                </table:table-cell>
              </table:table-row>
              <table:table-row>
                <table:table-cell table:style-name="Таблица8.A2" office:value-type="string">
                  <text:p text:style-name="P60">ОД</text:p>
                </table:table-cell>
                <table:table-cell table:style-name="Таблица8.B2" office:value-type="string">
                  <text:p text:style-name="P36">3 см</text:p>
                </table:table-cell>
                <table:table-cell table:style-name="Таблица8.B2" office:value-type="string">
                  <text:p text:style-name="P38">капитан</text:p>
                </table:table-cell>
                <table:table-cell table:style-name="Таблица8.D2" office:value-type="string">
                  <text:p text:style-name="P41">Матвее А. С.</text:p>
                </table:table-cell>
              </table:table-row>
              <table:table-row>
                <table:table-cell table:style-name="Таблица8.A5" office:value-type="string">
                  <text:p text:style-name="P60">ОД</text:p>
                </table:table-cell>
                <table:table-cell table:style-name="Таблица8.B5" office:value-type="string">
                  <text:p text:style-name="P36">4 см</text:p>
                </table:table-cell>
                <table:table-cell table:style-name="Таблица8.B5" office:value-type="string">
                  <text:p text:style-name="P63">майор</text:p>
                </table:table-cell>
                <table:table-cell table:style-name="Таблица8.D5" office:value-type="string">
                  <text:p text:style-name="P65">Спасов Р. Н.</text:p>
                </table:table-cell>
              </table:table-row>
              <table:table-row>
                <table:table-cell table:style-name="Таблица8.A6" table:number-columns-spanned="4" office:value-type="string">
                  <table:table table:name="Таблица22" table:style-name="Таблица22">
                    <table:table-column table:style-name="Таблица22.A"/>
                    <table:table-column table:style-name="Таблица22.B"/>
                    <table:table-column table:style-name="Таблица22.C"/>
                    <table:table-row>
                      <table:table-cell table:style-name="Таблица22.A1" office:value-type="string">
                        <text:p text:style-name="P31">ЗС СПД</text:p>
                      </table:table-cell>
                      <table:table-cell table:style-name="Таблица22.A1" office:value-type="string">
                        <text:p text:style-name="P28">-</text:p>
                      </table:table-cell>
                      <table:table-cell table:style-name="Таблица22.A1" office:value-type="string">
                        <text:p text:style-name="P61">od_7dshd@miraznich.mil.zs</text:p>
                      </table:table-cell>
                    </table:table-row>
                    <table:table-row>
                      <table:table-cell table:style-name="Таблица22.A1" office:value-type="string">
                        <text:p text:style-name="P31">МСОЭК</text:p>
                      </table:table-cell>
                      <table:table-cell table:style-name="Таблица22.A1" office:value-type="string">
                        <text:p text:style-name="P28">-</text:p>
                      </table:table-cell>
                      <table:table-cell table:style-name="Таблица22.A1" office:value-type="string">
                        <text:p text:style-name="P36">ВДВ/Миражный/АП</text:p>
                      </table:table-cell>
                    </table:table-row>
                    <table:table-row>
                      <table:table-cell table:style-name="Таблица22.A1" office:value-type="string">
                        <text:p text:style-name="P31">ЗВКС</text:p>
                      </table:table-cell>
                      <table:table-cell table:style-name="Таблица22.A1" office:value-type="string">
                        <text:p text:style-name="P28">-</text:p>
                      </table:table-cell>
                      <table:table-cell table:style-name="Таблица22.A1" office:value-type="string">
                        <text:p text:style-name="P46">10.100.205.2</text:p>
                      </table:table-cell>
                    </table:table-row>
                  </table:table>
                  <text:p text:style-name="P32"/>
                </table:table-cell>
                <table:covered-table-cell/>
                <table:covered-table-cell/>
                <table:covered-table-cell/>
              </table:table-row>
            </table:table>
            <text:p text:style-name="P28"/>
          </table:table-cell>
          <table:table-cell table:style-name="Таблица7.A1" office:value-type="string">
            <table:table table:name="Таблица9" table:style-name="Таблица9">
              <table:table-column table:style-name="Таблица9.A" table:number-columns-repeated="2"/>
              <table:table-column table:style-name="Таблица9.C"/>
              <table:table-column table:style-name="Таблица9.D"/>
              <table:table-row>
                <table:table-cell table:style-name="Таблица9.A1" table:number-columns-spanned="4" office:value-type="string">
                  <text:p text:style-name="P22">ПУ 86 дшд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9.A2" office:value-type="string">
                  <text:p text:style-name="P29"><text:span text:style-name="T7">ОД</text:span> <text:s text:c="2"/></text:p>
                </table:table-cell>
                <table:table-cell table:style-name="Таблица9.B2" office:value-type="string">
                  <text:p text:style-name="P36">1 см</text:p>
                </table:table-cell>
                <table:table-cell table:style-name="Таблица9.B2" office:value-type="string">
                  <text:p text:style-name="P39">капитан</text:p>
                </table:table-cell>
                <table:table-cell table:style-name="Таблица9.D2" office:value-type="string">
                  <text:p text:style-name="P41">Шалагин А. В. </text:p>
                </table:table-cell>
              </table:table-row>
              <table:table-row>
                <table:table-cell table:style-name="Таблица9.A2" office:value-type="string">
                  <text:p text:style-name="P60">ОД</text:p>
                </table:table-cell>
                <table:table-cell table:style-name="Таблица9.B2" office:value-type="string">
                  <text:p text:style-name="P36">2 см</text:p>
                </table:table-cell>
                <table:table-cell table:style-name="Таблица9.B2" office:value-type="string">
                  <text:p text:style-name="P13">капитан</text:p>
                </table:table-cell>
                <table:table-cell table:style-name="Таблица9.D2" office:value-type="string">
                  <text:p text:style-name="P16">Миронов А. А.</text:p>
                </table:table-cell>
              </table:table-row>
              <table:table-row>
                <table:table-cell table:style-name="Таблица9.A2" office:value-type="string">
                  <text:p text:style-name="P60">ОД</text:p>
                </table:table-cell>
                <table:table-cell table:style-name="Таблица9.B2" office:value-type="string">
                  <text:p text:style-name="P36">3 см</text:p>
                </table:table-cell>
                <table:table-cell table:style-name="Таблица9.B2" office:value-type="string">
                  <text:p text:style-name="P64">подполковник</text:p>
                </table:table-cell>
                <table:table-cell table:style-name="Таблица9.D2" office:value-type="string">
                  <text:p text:style-name="P65">Петров С. В.</text:p>
                </table:table-cell>
              </table:table-row>
              <table:table-row>
                <table:table-cell table:style-name="Таблица9.A5" office:value-type="string">
                  <text:p text:style-name="P60">ОД</text:p>
                </table:table-cell>
                <table:table-cell table:style-name="Таблица9.B5" office:value-type="string">
                  <text:p text:style-name="P36">4 см</text:p>
                </table:table-cell>
                <table:table-cell table:style-name="Таблица9.B5" office:value-type="string">
                  <text:p text:style-name="P17">майор</text:p>
                </table:table-cell>
                <table:table-cell table:style-name="Таблица9.D5" office:value-type="string">
                  <text:p text:style-name="P41">Димитриев Д. А.</text:p>
                </table:table-cell>
              </table:table-row>
              <table:table-row>
                <table:table-cell table:style-name="Таблица9.A6" table:number-columns-spanned="4" office:value-type="string">
                  <table:table table:name="Таблица23" table:style-name="Таблица23">
                    <table:table-column table:style-name="Таблица23.A"/>
                    <table:table-column table:style-name="Таблица23.B"/>
                    <table:table-column table:style-name="Таблица23.C"/>
                    <table:table-row>
                      <table:table-cell table:style-name="Таблица23.A1" office:value-type="string">
                        <text:p text:style-name="P31">ЗС СПД</text:p>
                      </table:table-cell>
                      <table:table-cell table:style-name="Таблица23.A1" office:value-type="string">
                        <text:p text:style-name="P28">-</text:p>
                      </table:table-cell>
                      <table:table-cell table:style-name="Таблица23.A1" office:value-type="string">
                        <text:p text:style-name="P42">od_76dshd@motor.mil.zs</text:p>
                      </table:table-cell>
                    </table:table-row>
                    <table:table-row>
                      <table:table-cell table:style-name="Таблица23.A1" office:value-type="string">
                        <text:p text:style-name="P31">МСОЭК</text:p>
                      </table:table-cell>
                      <table:table-cell table:style-name="Таблица23.A1" office:value-type="string">
                        <text:p text:style-name="P28">-</text:p>
                      </table:table-cell>
                      <table:table-cell table:style-name="Таблица23.A1" office:value-type="string">
                        <text:p text:style-name="P59">ВДВ/Мотор/АП</text:p>
                      </table:table-cell>
                    </table:table-row>
                    <table:table-row>
                      <table:table-cell table:style-name="Таблица23.A1" office:value-type="string">
                        <text:p text:style-name="P31">ЗВКС</text:p>
                      </table:table-cell>
                      <table:table-cell table:style-name="Таблица23.A1" office:value-type="string">
                        <text:p text:style-name="P28">-</text:p>
                      </table:table-cell>
                      <table:table-cell table:style-name="Таблица23.A1" office:value-type="string">
                        <text:p text:style-name="P46">10.100.133.2</text:p>
                      </table:table-cell>
                    </table:table-row>
                  </table:table>
                  <text:p text:style-name="P32"/>
                </table:table-cell>
                <table:covered-table-cell/>
                <table:covered-table-cell/>
                <table:covered-table-cell/>
              </table:table-row>
            </table:table>
            <text:p text:style-name="P28"/>
          </table:table-cell>
          <table:table-cell table:style-name="Таблица7.A1" office:value-type="string">
            <table:table table:name="Таблица10" table:style-name="Таблица10">
              <table:table-column table:style-name="Таблица10.A" table:number-columns-repeated="2"/>
              <table:table-column table:style-name="Таблица10.C"/>
              <table:table-column table:style-name="Таблица10.D"/>
              <table:table-row>
                <table:table-cell table:style-name="Таблица10.A1" table:number-columns-spanned="4" office:value-type="string">
                  <text:p text:style-name="P22">ПУ 108 вдд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Таблица10.A2" office:value-type="string">
                  <text:p text:style-name="P29"><text:span text:style-name="T7">ОД</text:span> <text:s text:c="2"/></text:p>
                </table:table-cell>
                <table:table-cell table:style-name="Таблица10.B2" office:value-type="string">
                  <text:p text:style-name="P36">1 см</text:p>
                </table:table-cell>
                <table:table-cell table:style-name="Таблица10.B2" office:value-type="string">
                  <text:p text:style-name="P17">подполковник</text:p>
                </table:table-cell>
                <table:table-cell table:style-name="Таблица10.D2" office:value-type="string">
                  <text:p text:style-name="P41">Мельник Г. Н.</text:p>
                </table:table-cell>
              </table:table-row>
              <table:table-row>
                <table:table-cell table:style-name="Таблица10.A2" office:value-type="string">
                  <text:p text:style-name="P60">ОД</text:p>
                </table:table-cell>
                <table:table-cell table:style-name="Таблица10.B2" office:value-type="string">
                  <text:p text:style-name="P36">2 см</text:p>
                </table:table-cell>
                <table:table-cell table:style-name="Таблица10.B2" office:value-type="string">
                  <text:p text:style-name="P13">капитан</text:p>
                </table:table-cell>
                <table:table-cell table:style-name="Таблица10.D2" office:value-type="string">
                  <text:p text:style-name="P16">Большаков В. Ф.</text:p>
                </table:table-cell>
              </table:table-row>
              <table:table-row>
                <table:table-cell table:style-name="Таблица10.A2" office:value-type="string">
                  <text:p text:style-name="P60">ОД</text:p>
                </table:table-cell>
                <table:table-cell table:style-name="Таблица10.B2" office:value-type="string">
                  <text:p text:style-name="P36">3 см</text:p>
                </table:table-cell>
                <table:table-cell table:style-name="Таблица10.B2" office:value-type="string">
                  <text:p text:style-name="P64">подполковник</text:p>
                </table:table-cell>
                <table:table-cell table:style-name="Таблица10.D2" office:value-type="string">
                  <text:p text:style-name="P65">Фесечко Е. А.</text:p>
                </table:table-cell>
              </table:table-row>
              <table:table-row>
                <table:table-cell table:style-name="Таблица10.A5" office:value-type="string">
                  <text:p text:style-name="P60">ОД</text:p>
                </table:table-cell>
                <table:table-cell table:style-name="Таблица10.B5" office:value-type="string">
                  <text:p text:style-name="P36">4 см</text:p>
                </table:table-cell>
                <table:table-cell table:style-name="Таблица10.B5" office:value-type="string">
                  <text:p text:style-name="P13">капитан</text:p>
                </table:table-cell>
                <table:table-cell table:style-name="Таблица10.D5" office:value-type="string">
                  <text:p text:style-name="P41">Попов В. В.</text:p>
                </table:table-cell>
              </table:table-row>
              <table:table-row>
                <table:table-cell table:style-name="Таблица10.A6" table:number-columns-spanned="4" office:value-type="string">
                  <table:table table:name="Таблица24" table:style-name="Таблица24">
                    <table:table-column table:style-name="Таблица24.A"/>
                    <table:table-column table:style-name="Таблица24.B"/>
                    <table:table-column table:style-name="Таблица24.C"/>
                    <table:table-row>
                      <table:table-cell table:style-name="Таблица24.A1" office:value-type="string">
                        <text:p text:style-name="P31">ЗС СПД</text:p>
                      </table:table-cell>
                      <table:table-cell table:style-name="Таблица24.A1" office:value-type="string">
                        <text:p text:style-name="P28">-</text:p>
                      </table:table-cell>
                      <table:table-cell table:style-name="Таблица24.A1" office:value-type="string">
                        <text:p text:style-name="P42">od_98vdd@receptor.mil.zs</text:p>
                      </table:table-cell>
                    </table:table-row>
                    <table:table-row table:style-name="Таблица24.2">
                      <table:table-cell table:style-name="Таблица24.A1" office:value-type="string">
                        <text:p text:style-name="P31">МСОЭК</text:p>
                      </table:table-cell>
                      <table:table-cell table:style-name="Таблица24.A1" office:value-type="string">
                        <text:p text:style-name="P28">-</text:p>
                      </table:table-cell>
                      <table:table-cell table:style-name="Таблица24.A1" office:value-type="string">
                        <text:p text:style-name="P59">ВДВ/Рецептор/АП</text:p>
                      </table:table-cell>
                    </table:table-row>
                    <table:table-row>
                      <table:table-cell table:style-name="Таблица24.A1" office:value-type="string">
                        <text:p text:style-name="P31">ЗВКС</text:p>
                      </table:table-cell>
                      <table:table-cell table:style-name="Таблица24.A1" office:value-type="string">
                        <text:p text:style-name="P28">-</text:p>
                      </table:table-cell>
                      <table:table-cell table:style-name="Таблица24.A1" office:value-type="string">
                        <text:p text:style-name="P46">10.100.137.2</text:p>
                      </table:table-cell>
                    </table:table-row>
                  </table:table>
                  <text:p text:style-name="P32"/>
                </table:table-cell>
                <table:covered-table-cell/>
                <table:covered-table-cell/>
                <table:covered-table-cell/>
              </table:table-row>
            </table:table>
            <text:p text:style-name="P28"/>
          </table:table-cell>
        </table:table-row>
        <table:table-row>
          <table:table-cell table:style-name="Таблица7.A1" office:value-type="string">
            <table:table table:name="Таблица17" table:style-name="Таблица17">
              <table:table-column table:style-name="Таблица17.A" table:number-columns-repeated="2"/>
              <table:table-column table:style-name="Таблица17.C"/>
              <table:table-column table:style-name="Таблица17.D"/>
              <table:table-row table:style-name="Таблица17.1">
                <table:table-cell table:style-name="Таблица17.A1" table:number-columns-spanned="4" office:value-type="string">
                  <text:p text:style-name="P23">ПУ <text:span text:style-name="T8">117 вдд</text:span></text:p>
                </table:table-cell>
                <table:covered-table-cell/>
                <table:covered-table-cell/>
                <table:covered-table-cell/>
              </table:table-row>
              <table:table-row table:style-name="Таблица17.1">
                <table:table-cell table:style-name="Таблица17.A2" office:value-type="string">
                  <text:p text:style-name="P29"><text:span text:style-name="T7">ОД</text:span> <text:s text:c="2"/></text:p>
                </table:table-cell>
                <table:table-cell table:style-name="Таблица17.B2" office:value-type="string">
                  <text:p text:style-name="P36">1 см</text:p>
                </table:table-cell>
                <table:table-cell table:style-name="Таблица17.B2" office:value-type="string">
                  <text:p text:style-name="P13">капитан</text:p>
                </table:table-cell>
                <table:table-cell table:style-name="Таблица17.D2" office:value-type="string">
                  <text:p text:style-name="P41">Павлов А. А.</text:p>
                </table:table-cell>
              </table:table-row>
              <table:table-row table:style-name="Таблица17.1">
                <table:table-cell table:style-name="Таблица17.A2" office:value-type="string">
                  <text:p text:style-name="P60">ОД</text:p>
                </table:table-cell>
                <table:table-cell table:style-name="Таблица17.B2" office:value-type="string">
                  <text:p text:style-name="P36">2 см</text:p>
                </table:table-cell>
                <table:table-cell table:style-name="Таблица17.B2" office:value-type="string">
                  <text:p text:style-name="P13">капитан</text:p>
                </table:table-cell>
                <table:table-cell table:style-name="Таблица17.D2" office:value-type="string">
                  <text:p text:style-name="P16">Цапко В. Е.</text:p>
                </table:table-cell>
              </table:table-row>
              <table:table-row table:style-name="Таблица17.1">
                <table:table-cell table:style-name="Таблица17.A2" office:value-type="string">
                  <text:p text:style-name="P60">ОД</text:p>
                </table:table-cell>
                <table:table-cell table:style-name="Таблица17.B2" office:value-type="string">
                  <text:p text:style-name="P36">3 см</text:p>
                </table:table-cell>
                <table:table-cell table:style-name="Таблица17.B2" office:value-type="string">
                  <text:p text:style-name="P17">подполковник</text:p>
                </table:table-cell>
                <table:table-cell table:style-name="Таблица17.D2" office:value-type="string">
                  <text:p text:style-name="P41">Куманичев Д. А.</text:p>
                </table:table-cell>
              </table:table-row>
              <table:table-row table:style-name="Таблица17.5">
                <table:table-cell table:style-name="Таблица17.A5" office:value-type="string">
                  <text:p text:style-name="P60">ОД</text:p>
                </table:table-cell>
                <table:table-cell table:style-name="Таблица17.B5" office:value-type="string">
                  <text:p text:style-name="P36">4 см</text:p>
                </table:table-cell>
                <table:table-cell table:style-name="Таблица17.B5" office:value-type="string">
                  <text:p text:style-name="P66">капитан</text:p>
                </table:table-cell>
                <table:table-cell table:style-name="Таблица17.D5" office:value-type="string">
                  <text:p text:style-name="P65">Краснобородов А. Ю.</text:p>
                </table:table-cell>
              </table:table-row>
              <table:table-row table:style-name="Таблица17.5">
                <table:table-cell table:style-name="Таблица17.A6" table:number-columns-spanned="4" office:value-type="string">
                  <table:table table:name="Таблица18" table:style-name="Таблица18">
                    <table:table-column table:style-name="Таблица18.A"/>
                    <table:table-column table:style-name="Таблица18.B"/>
                    <table:table-column table:style-name="Таблица18.C"/>
                    <table:table-row>
                      <table:table-cell table:style-name="Таблица18.A1" office:value-type="string">
                        <text:p text:style-name="P31">ЗС СПД</text:p>
                      </table:table-cell>
                      <table:table-cell table:style-name="Таблица18.A1" office:value-type="string">
                        <text:p text:style-name="P28">-</text:p>
                      </table:table-cell>
                      <table:table-cell table:style-name="Таблица18.A1" office:value-type="string">
                        <text:p text:style-name="P42">od_106vdd@rokada.mil.zs</text:p>
                      </table:table-cell>
                    </table:table-row>
                    <table:table-row>
                      <table:table-cell table:style-name="Таблица18.A1" office:value-type="string">
                        <text:p text:style-name="P31">МСОЭК</text:p>
                      </table:table-cell>
                      <table:table-cell table:style-name="Таблица18.A1" office:value-type="string">
                        <text:p text:style-name="P28">-</text:p>
                      </table:table-cell>
                      <table:table-cell table:style-name="Таблица18.A1" office:value-type="string">
                        <text:p text:style-name="P59">ВДВ/Рокада/АП</text:p>
                      </table:table-cell>
                    </table:table-row>
                    <table:table-row>
                      <table:table-cell table:style-name="Таблица18.A1" office:value-type="string">
                        <text:p text:style-name="P31">ЗВКС</text:p>
                      </table:table-cell>
                      <table:table-cell table:style-name="Таблица18.A1" office:value-type="string">
                        <text:p text:style-name="P28">-</text:p>
                      </table:table-cell>
                      <table:table-cell table:style-name="Таблица18.A1" office:value-type="string">
                        <text:p text:style-name="P46">10.100.145.2</text:p>
                      </table:table-cell>
                    </table:table-row>
                  </table:table>
                  <text:p text:style-name="P30"/>
                </table:table-cell>
                <table:covered-table-cell/>
                <table:covered-table-cell/>
                <table:covered-table-cell/>
              </table:table-row>
            </table:table>
            <text:p text:style-name="P22"/>
          </table:table-cell>
          <table:table-cell table:style-name="Таблица7.A1" office:value-type="string">
            <table:table table:name="Таблица26" table:style-name="Таблица26">
              <table:table-column table:style-name="Таблица26.A" table:number-columns-repeated="2"/>
              <table:table-column table:style-name="Таблица26.C"/>
              <table:table-column table:style-name="Таблица26.D"/>
              <table:table-row table:style-name="Таблица26.1">
                <table:table-cell table:style-name="Таблица26.A1" table:number-columns-spanned="4" office:value-type="string">
                  <text:p text:style-name="P23">ПУ 101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26.1">
                <table:table-cell table:style-name="Таблица26.A2" office:value-type="string">
                  <text:p text:style-name="P29"><text:span text:style-name="T7">ОД</text:span> <text:s text:c="2"/></text:p>
                </table:table-cell>
                <table:table-cell table:style-name="Таблица26.B2" office:value-type="string">
                  <text:p text:style-name="P36">1 см</text:p>
                </table:table-cell>
                <table:table-cell table:style-name="Таблица26.B2" office:value-type="string">
                  <text:p text:style-name="P18">майор</text:p>
                </table:table-cell>
                <table:table-cell table:style-name="Таблица26.D2" office:value-type="string">
                  <text:p text:style-name="P42">Суронов А. А.</text:p>
                </table:table-cell>
              </table:table-row>
              <table:table-row table:style-name="Таблица26.1">
                <table:table-cell table:style-name="Таблица26.A2" office:value-type="string">
                  <text:p text:style-name="P60">ОД</text:p>
                </table:table-cell>
                <table:table-cell table:style-name="Таблица26.B2" office:value-type="string">
                  <text:p text:style-name="P36">2 см</text:p>
                </table:table-cell>
                <table:table-cell table:style-name="Таблица26.B2" office:value-type="string">
                  <text:p text:style-name="P14">капитан</text:p>
                </table:table-cell>
                <table:table-cell table:style-name="Таблица26.D2" office:value-type="string">
                  <text:p text:style-name="P21">Хакимов Д. И.</text:p>
                </table:table-cell>
              </table:table-row>
              <table:table-row table:style-name="Таблица26.1">
                <table:table-cell table:style-name="Таблица26.A2" office:value-type="string">
                  <text:p text:style-name="P60">ОД</text:p>
                </table:table-cell>
                <table:table-cell table:style-name="Таблица26.B2" office:value-type="string">
                  <text:p text:style-name="P36">3 см</text:p>
                </table:table-cell>
                <table:table-cell table:style-name="Таблица26.B2" office:value-type="string">
                  <text:p text:style-name="P14">капитан</text:p>
                </table:table-cell>
                <table:table-cell table:style-name="Таблица26.D2" office:value-type="string">
                  <text:p text:style-name="P42">Дашев А. Ц.</text:p>
                </table:table-cell>
              </table:table-row>
              <table:table-row table:style-name="Таблица26.5">
                <table:table-cell table:style-name="Таблица26.A5" office:value-type="string">
                  <text:p text:style-name="P60">ОД</text:p>
                </table:table-cell>
                <table:table-cell table:style-name="Таблица26.B5" office:value-type="string">
                  <text:p text:style-name="P36">4 см</text:p>
                </table:table-cell>
                <table:table-cell table:style-name="Таблица26.B5" office:value-type="string">
                  <text:p text:style-name="P67">капитан</text:p>
                </table:table-cell>
                <table:table-cell table:style-name="Таблица26.D5" office:value-type="string">
                  <text:p text:style-name="P68">Калжихин А. П.</text:p>
                </table:table-cell>
              </table:table-row>
              <table:table-row table:style-name="Таблица26.5">
                <table:table-cell table:style-name="Таблица26.A6" table:number-columns-spanned="4" office:value-type="string">
                  <table:table table:name="Таблица27" table:style-name="Таблица27">
                    <table:table-column table:style-name="Таблица27.A"/>
                    <table:table-column table:style-name="Таблица27.B"/>
                    <table:table-column table:style-name="Таблица27.C"/>
                    <table:table-row>
                      <table:table-cell table:style-name="Таблица27.A1" office:value-type="string">
                        <text:p text:style-name="P31">ЗС СПД</text:p>
                      </table:table-cell>
                      <table:table-cell table:style-name="Таблица27.A1" office:value-type="string">
                        <text:p text:style-name="P28">-</text:p>
                      </table:table-cell>
                      <table:table-cell table:style-name="Таблица27.A1" office:value-type="string">
                        <text:p text:style-name="P42">od_11odshbr@stantnyj.mil.zs</text:p>
                      </table:table-cell>
                    </table:table-row>
                    <table:table-row>
                      <table:table-cell table:style-name="Таблица27.A1" office:value-type="string">
                        <text:p text:style-name="P31">МСОЭК</text:p>
                      </table:table-cell>
                      <table:table-cell table:style-name="Таблица27.A1" office:value-type="string">
                        <text:p text:style-name="P28">-</text:p>
                      </table:table-cell>
                      <table:table-cell table:style-name="Таблица27.A1" office:value-type="string">
                        <text:p text:style-name="P59">ВДВ/Статный/АП</text:p>
                      </table:table-cell>
                    </table:table-row>
                    <table:table-row>
                      <table:table-cell table:style-name="Таблица27.A1" office:value-type="string">
                        <text:p text:style-name="P31">ЗВКС</text:p>
                      </table:table-cell>
                      <table:table-cell table:style-name="Таблица27.A1" office:value-type="string">
                        <text:p text:style-name="P28">-</text:p>
                      </table:table-cell>
                      <table:table-cell table:style-name="Таблица27.A1" office:value-type="string">
                        <text:p text:style-name="P46">10.90.13.4</text:p>
                      </table:table-cell>
                    </table:table-row>
                  </table:table>
                  <text:p text:style-name="P30"/>
                </table:table-cell>
                <table:covered-table-cell/>
                <table:covered-table-cell/>
                <table:covered-table-cell/>
              </table:table-row>
            </table:table>
            <text:p text:style-name="P22"/>
          </table:table-cell>
          <table:table-cell table:style-name="Таблица7.A1" office:value-type="string">
            <table:table table:name="Таблица28" table:style-name="Таблица28">
              <table:table-column table:style-name="Таблица28.A" table:number-columns-repeated="2"/>
              <table:table-column table:style-name="Таблица28.C"/>
              <table:table-column table:style-name="Таблица28.D"/>
              <table:table-row table:style-name="Таблица28.1">
                <table:table-cell table:style-name="Таблица28.A1" table:number-columns-spanned="4" office:value-type="string">
                  <text:p text:style-name="P24">ПУ 41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28.1">
                <table:table-cell table:style-name="Таблица28.A2" office:value-type="string">
                  <text:p text:style-name="P29"><text:span text:style-name="T7">ОД</text:span> <text:s text:c="2"/></text:p>
                </table:table-cell>
                <table:table-cell table:style-name="Таблица28.B2" office:value-type="string">
                  <text:p text:style-name="P36">1 см</text:p>
                </table:table-cell>
                <table:table-cell table:style-name="Таблица28.B2" office:value-type="string">
                  <text:p text:style-name="P18">майор</text:p>
                </table:table-cell>
                <table:table-cell table:style-name="Таблица28.D2" office:value-type="string">
                  <text:p text:style-name="P42">Исакин А. А.</text:p>
                </table:table-cell>
              </table:table-row>
              <table:table-row table:style-name="Таблица28.1">
                <table:table-cell table:style-name="Таблица28.A2" office:value-type="string">
                  <text:p text:style-name="P60">ОД</text:p>
                </table:table-cell>
                <table:table-cell table:style-name="Таблица28.B2" office:value-type="string">
                  <text:p text:style-name="P36">2 см</text:p>
                </table:table-cell>
                <table:table-cell table:style-name="Таблица28.B2" office:value-type="string">
                  <text:p text:style-name="P67">капитан</text:p>
                </table:table-cell>
                <table:table-cell table:style-name="Таблица28.D2" office:value-type="string">
                  <text:p text:style-name="P68">Страхов А. К.</text:p>
                </table:table-cell>
              </table:table-row>
              <table:table-row table:style-name="Таблица28.1">
                <table:table-cell table:style-name="Таблица28.A2" office:value-type="string">
                  <text:p text:style-name="P60">ОД</text:p>
                </table:table-cell>
                <table:table-cell table:style-name="Таблица28.B2" office:value-type="string">
                  <text:p text:style-name="P36">3 см</text:p>
                </table:table-cell>
                <table:table-cell table:style-name="Таблица28.B2" office:value-type="string">
                  <text:p text:style-name="P14">капитан</text:p>
                </table:table-cell>
                <table:table-cell table:style-name="Таблица28.D2" office:value-type="string">
                  <text:p text:style-name="P42">Валков Ш. Ф.</text:p>
                </table:table-cell>
              </table:table-row>
              <table:table-row table:style-name="Таблица28.5">
                <table:table-cell table:style-name="Таблица28.A5" office:value-type="string">
                  <text:p text:style-name="P60">ОД</text:p>
                </table:table-cell>
                <table:table-cell table:style-name="Таблица28.B5" office:value-type="string">
                  <text:p text:style-name="P36">4 см</text:p>
                </table:table-cell>
                <table:table-cell table:style-name="Таблица28.B5" office:value-type="string">
                  <text:p text:style-name="P14">капитан</text:p>
                </table:table-cell>
                <table:table-cell table:style-name="Таблица28.D5" office:value-type="string">
                  <text:p text:style-name="P42">Кзнецов М. Н.</text:p>
                </table:table-cell>
              </table:table-row>
              <table:table-row table:style-name="Таблица28.5">
                <table:table-cell table:style-name="Таблица28.A6" table:number-columns-spanned="4" office:value-type="string">
                  <table:table table:name="Таблица29" table:style-name="Таблица29">
                    <table:table-column table:style-name="Таблица29.A"/>
                    <table:table-column table:style-name="Таблица29.B"/>
                    <table:table-column table:style-name="Таблица29.C"/>
                    <table:table-row>
                      <table:table-cell table:style-name="Таблица29.A1" office:value-type="string">
                        <text:p text:style-name="P31">ЗС СПД</text:p>
                      </table:table-cell>
                      <table:table-cell table:style-name="Таблица29.A1" office:value-type="string">
                        <text:p text:style-name="P28">-</text:p>
                      </table:table-cell>
                      <table:table-cell table:style-name="Таблица29.A1" office:value-type="string">
                        <text:p text:style-name="P42">od_31odshbr@cilindr.mil.zs</text:p>
                      </table:table-cell>
                    </table:table-row>
                    <table:table-row>
                      <table:table-cell table:style-name="Таблица29.A1" office:value-type="string">
                        <text:p text:style-name="P31">МСОЭК</text:p>
                      </table:table-cell>
                      <table:table-cell table:style-name="Таблица29.A1" office:value-type="string">
                        <text:p text:style-name="P28">-</text:p>
                      </table:table-cell>
                      <table:table-cell table:style-name="Таблица29.A1" office:value-type="string">
                        <text:p text:style-name="P59">ВДВ/Цилиндр/АП</text:p>
                      </table:table-cell>
                    </table:table-row>
                    <table:table-row>
                      <table:table-cell table:style-name="Таблица29.A1" office:value-type="string">
                        <text:p text:style-name="P31">ЗВКС</text:p>
                      </table:table-cell>
                      <table:table-cell table:style-name="Таблица29.A1" office:value-type="string">
                        <text:p text:style-name="P28">-</text:p>
                      </table:table-cell>
                      <table:table-cell table:style-name="Таблица29.A1" office:value-type="string">
                        <text:p text:style-name="P46">10.100.141.2</text:p>
                      </table:table-cell>
                    </table:table-row>
                  </table:table>
                  <text:p text:style-name="P30"/>
                </table:table-cell>
                <table:covered-table-cell/>
                <table:covered-table-cell/>
                <table:covered-table-cell/>
              </table:table-row>
            </table:table>
            <text:p text:style-name="P22"/>
          </table:table-cell>
        </table:table-row>
        <table:table-row>
          <table:table-cell table:style-name="Таблица7.A1" office:value-type="string">
            <table:table table:name="Таблица1" table:style-name="Таблица1">
              <table:table-column table:style-name="Таблица1.A" table:number-columns-repeated="2"/>
              <table:table-column table:style-name="Таблица1.C"/>
              <table:table-column table:style-name="Таблица1.D"/>
              <table:table-row table:style-name="Таблица1.1">
                <table:table-cell table:style-name="Таблица1.A1" table:number-columns-spanned="4" office:value-type="string">
                  <text:p text:style-name="P24">ПУ 67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1.1">
                <table:table-cell table:style-name="Таблица1.A2" office:value-type="string">
                  <text:p text:style-name="P29"><text:span text:style-name="T7">ОД</text:span> <text:s text:c="2"/></text:p>
                </table:table-cell>
                <table:table-cell table:style-name="Таблица1.B2" office:value-type="string">
                  <text:p text:style-name="P36">1 см</text:p>
                </table:table-cell>
                <table:table-cell table:style-name="Таблица1.B2" office:value-type="string">
                  <text:p text:style-name="P18">майор</text:p>
                </table:table-cell>
                <table:table-cell table:style-name="Таблица1.D2" office:value-type="string">
                  <text:p text:style-name="P42">Эрдников О. С.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60">ОД</text:p>
                </table:table-cell>
                <table:table-cell table:style-name="Таблица1.B2" office:value-type="string">
                  <text:p text:style-name="P36">2 см</text:p>
                </table:table-cell>
                <table:table-cell table:style-name="Таблица1.B2" office:value-type="string">
                  <text:p text:style-name="P67">капитан</text:p>
                </table:table-cell>
                <table:table-cell table:style-name="Таблица1.D2" office:value-type="string">
                  <text:p text:style-name="P68">Рычагов И. И.</text:p>
                </table:table-cell>
              </table:table-row>
              <table:table-row table:style-name="Таблица1.1">
                <table:table-cell table:style-name="Таблица1.A2" office:value-type="string">
                  <text:p text:style-name="P60">ОД</text:p>
                </table:table-cell>
                <table:table-cell table:style-name="Таблица1.B2" office:value-type="string">
                  <text:p text:style-name="P36">3 см</text:p>
                </table:table-cell>
                <table:table-cell table:style-name="Таблица1.B2" office:value-type="string">
                  <text:p text:style-name="P14">капитан</text:p>
                </table:table-cell>
                <table:table-cell table:style-name="Таблица1.D2" office:value-type="string">
                  <text:p text:style-name="P42">Алферов В. А.</text:p>
                </table:table-cell>
              </table:table-row>
              <table:table-row table:style-name="Таблица1.5">
                <table:table-cell table:style-name="Таблица1.A5" office:value-type="string">
                  <text:p text:style-name="P60">ОД</text:p>
                </table:table-cell>
                <table:table-cell table:style-name="Таблица1.B5" office:value-type="string">
                  <text:p text:style-name="P36">4 см</text:p>
                </table:table-cell>
                <table:table-cell table:style-name="Таблица1.B5" office:value-type="string">
                  <text:p text:style-name="P14">капитан</text:p>
                </table:table-cell>
                <table:table-cell table:style-name="Таблица1.D5" office:value-type="string">
                  <text:p text:style-name="P42">Свиридов П. А.</text:p>
                </table:table-cell>
              </table:table-row>
              <table:table-row table:style-name="Таблица1.5">
                <table:table-cell table:style-name="Таблица1.A6" table:number-columns-spanned="4" office:value-type="string">
                  <table:table table:name="Таблица2" table:style-name="Таблица2">
                    <table:table-column table:style-name="Таблица2.A"/>
                    <table:table-column table:style-name="Таблица2.B"/>
                    <table:table-column table:style-name="Таблица2.C"/>
                    <table:table-row>
                      <table:table-cell table:style-name="Таблица2.A1" office:value-type="string">
                        <text:p text:style-name="P31">ЗС СПД</text:p>
                      </table:table-cell>
                      <table:table-cell table:style-name="Таблица2.A1" office:value-type="string">
                        <text:p text:style-name="P28">-</text:p>
                      </table:table-cell>
                      <table:table-cell table:style-name="Таблица2.A1" office:value-type="string">
                        <text:p text:style-name="P42">od_56odshbr@zanaves.mil.zs</text:p>
                      </table:table-cell>
                    </table:table-row>
                    <table:table-row>
                      <table:table-cell table:style-name="Таблица2.A1" office:value-type="string">
                        <text:p text:style-name="P31">МСОЭК</text:p>
                      </table:table-cell>
                      <table:table-cell table:style-name="Таблица2.A1" office:value-type="string">
                        <text:p text:style-name="P28">-</text:p>
                      </table:table-cell>
                      <table:table-cell table:style-name="Таблица2.A1" office:value-type="string">
                        <text:p text:style-name="P59">ВДВ/Занавес/АП</text:p>
                      </table:table-cell>
                    </table:table-row>
                    <table:table-row>
                      <table:table-cell table:style-name="Таблица2.A1" office:value-type="string">
                        <text:p text:style-name="P31">ЗВКС</text:p>
                      </table:table-cell>
                      <table:table-cell table:style-name="Таблица2.A1" office:value-type="string">
                        <text:p text:style-name="P28">-</text:p>
                      </table:table-cell>
                      <table:table-cell table:style-name="Таблица2.A1" office:value-type="string">
                        <text:p text:style-name="P46">10.45.153.2</text:p>
                      </table:table-cell>
                    </table:table-row>
                  </table:table>
                  <text:p text:style-name="P30"/>
                </table:table-cell>
                <table:covered-table-cell/>
                <table:covered-table-cell/>
                <table:covered-table-cell/>
              </table:table-row>
            </table:table>
            <text:p text:style-name="P22"/>
          </table:table-cell>
          <table:table-cell table:style-name="Таблица7.A1" office:value-type="string">
            <table:table table:name="Таблица32" table:style-name="Таблица32">
              <table:table-column table:style-name="Таблица32.A" table:number-columns-repeated="2"/>
              <table:table-column table:style-name="Таблица32.C"/>
              <table:table-column table:style-name="Таблица32.D"/>
              <table:table-row table:style-name="Таблица32.1">
                <table:table-cell table:style-name="Таблица32.A1" table:number-columns-spanned="4" office:value-type="string">
                  <text:p text:style-name="P23">ПУ <text:span text:style-name="T8">93</text:span> одшбр</text:p>
                </table:table-cell>
                <table:covered-table-cell/>
                <table:covered-table-cell/>
                <table:covered-table-cell/>
              </table:table-row>
              <table:table-row table:style-name="Таблица32.1">
                <table:table-cell table:style-name="Таблица32.A2" office:value-type="string">
                  <text:p text:style-name="P47">ОД <text:s text:c="2"/></text:p>
                </table:table-cell>
                <table:table-cell table:style-name="Таблица32.B2" office:value-type="string">
                  <text:p text:style-name="P48">1 см</text:p>
                </table:table-cell>
                <table:table-cell table:style-name="Таблица32.B2" office:value-type="string">
                  <text:p text:style-name="P18">майор</text:p>
                </table:table-cell>
                <table:table-cell table:style-name="Таблица32.D2" office:value-type="string">
                  <text:p text:style-name="P42">Трофимов Ю. В.</text:p>
                </table:table-cell>
              </table:table-row>
              <table:table-row table:style-name="Таблица32.1">
                <table:table-cell table:style-name="Таблица32.A2" office:value-type="string">
                  <text:p text:style-name="P49">ОД</text:p>
                </table:table-cell>
                <table:table-cell table:style-name="Таблица32.B2" office:value-type="string">
                  <text:p text:style-name="P48">2 см</text:p>
                </table:table-cell>
                <table:table-cell table:style-name="Таблица32.B2" office:value-type="string">
                  <text:p text:style-name="P67">капитан</text:p>
                </table:table-cell>
                <table:table-cell table:style-name="Таблица32.D2" office:value-type="string">
                  <text:p text:style-name="P68">Сокол А. Н.</text:p>
                </table:table-cell>
              </table:table-row>
              <table:table-row table:style-name="Таблица32.1">
                <table:table-cell table:style-name="Таблица32.A2" office:value-type="string">
                  <text:p text:style-name="P49">ОД</text:p>
                </table:table-cell>
                <table:table-cell table:style-name="Таблица32.B2" office:value-type="string">
                  <text:p text:style-name="P48">3 см</text:p>
                </table:table-cell>
                <table:table-cell table:style-name="Таблица32.B2" office:value-type="string">
                  <text:p text:style-name="P14">капитан</text:p>
                </table:table-cell>
                <table:table-cell table:style-name="Таблица32.D2" office:value-type="string">
                  <text:p text:style-name="P42">Есин А. С.</text:p>
                </table:table-cell>
              </table:table-row>
              <table:table-row table:style-name="Таблица32.1">
                <table:table-cell table:style-name="Таблица32.A5" office:value-type="string">
                  <text:p text:style-name="P49">ОД</text:p>
                </table:table-cell>
                <table:table-cell table:style-name="Таблица32.B5" office:value-type="string">
                  <text:p text:style-name="P48">4 см</text:p>
                </table:table-cell>
                <table:table-cell table:style-name="Таблица32.B5" office:value-type="string">
                  <text:p text:style-name="P14">капитан</text:p>
                </table:table-cell>
                <table:table-cell table:style-name="Таблица32.D5" office:value-type="string">
                  <text:p text:style-name="P42">Ревякин О. Б.</text:p>
                </table:table-cell>
              </table:table-row>
              <table:table-row table:style-name="Таблица32.1">
                <table:table-cell table:style-name="Таблица32.A6" table:number-columns-spanned="4" office:value-type="string">
                  <table:table table:name="Таблица13" table:style-name="Таблица13">
                    <table:table-column table:style-name="Таблица13.A"/>
                    <table:table-column table:style-name="Таблица13.B"/>
                    <table:table-column table:style-name="Таблица13.C"/>
                    <table:table-row table:style-name="Таблица13.1">
                      <table:table-cell table:style-name="Таблица13.A1" office:value-type="string">
                        <text:p text:style-name="P31">ЗС СПД</text:p>
                      </table:table-cell>
                      <table:table-cell table:style-name="Таблица13.A1" office:value-type="string">
                        <text:p text:style-name="P28">-</text:p>
                      </table:table-cell>
                      <table:table-cell table:style-name="Таблица13.A1" office:value-type="string">
                        <text:p text:style-name="P42">od@priliv.mil.zs</text:p>
                      </table:table-cell>
                    </table:table-row>
                    <table:table-row>
                      <table:table-cell table:style-name="Таблица13.A1" office:value-type="string">
                        <text:p text:style-name="P31">МСОЭК</text:p>
                      </table:table-cell>
                      <table:table-cell table:style-name="Таблица13.A1" office:value-type="string">
                        <text:p text:style-name="P28">-</text:p>
                      </table:table-cell>
                      <table:table-cell table:style-name="Таблица13.A1" office:value-type="string">
                        <text:p text:style-name="P59">ВДВ/Прилив/АП</text:p>
                      </table:table-cell>
                    </table:table-row>
                    <table:table-row>
                      <table:table-cell table:style-name="Таблица13.A1" office:value-type="string">
                        <text:p text:style-name="P31">ЗВКС</text:p>
                      </table:table-cell>
                      <table:table-cell table:style-name="Таблица13.A1" office:value-type="string">
                        <text:p text:style-name="P28">-</text:p>
                      </table:table-cell>
                      <table:table-cell table:style-name="Таблица13.A1" office:value-type="string">
                        <text:p text:style-name="P46">10.92.21.2</text:p>
                      </table:table-cell>
                    </table:table-row>
                  </table:table>
                  <text:p text:style-name="P49"/>
                </table:table-cell>
                <table:covered-table-cell/>
                <table:covered-table-cell/>
                <table:covered-table-cell/>
              </table:table-row>
            </table:table>
            <text:p text:style-name="P22"/>
          </table:table-cell>
          <table:table-cell table:style-name="Таблица7.A1" office:value-type="string">
            <table:table table:name="Таблица33" table:style-name="Таблица33">
              <table:table-column table:style-name="Таблица33.A" table:number-columns-repeated="2"/>
              <table:table-column table:style-name="Таблица33.C"/>
              <table:table-column table:style-name="Таблица33.D"/>
              <table:table-row table:style-name="Таблица33.1">
                <table:table-cell table:style-name="Таблица33.A1" table:number-columns-spanned="4" office:value-type="string">
                  <text:p text:style-name="P23">ПУ <text:span text:style-name="T8">48 бру</text:span></text:p>
                </table:table-cell>
                <table:covered-table-cell/>
                <table:covered-table-cell/>
                <table:covered-table-cell/>
              </table:table-row>
              <table:table-row table:style-name="Таблица33.1">
                <table:table-cell table:style-name="Таблица33.A2" office:value-type="string">
                  <text:p text:style-name="P47">ОД <text:s text:c="2"/></text:p>
                </table:table-cell>
                <table:table-cell table:style-name="Таблица33.B2" office:value-type="string">
                  <text:p text:style-name="P48">1 см</text:p>
                </table:table-cell>
                <table:table-cell table:style-name="Таблица33.B2" office:value-type="string">
                  <text:p text:style-name="P18">майор</text:p>
                </table:table-cell>
                <table:table-cell table:style-name="Таблица33.D2" office:value-type="string">
                  <text:p text:style-name="P51">Иванов А. А.</text:p>
                </table:table-cell>
              </table:table-row>
              <table:table-row table:style-name="Таблица33.1">
                <table:table-cell table:style-name="Таблица33.A2" office:value-type="string">
                  <text:p text:style-name="P49">ОД</text:p>
                </table:table-cell>
                <table:table-cell table:style-name="Таблица33.B2" office:value-type="string">
                  <text:p text:style-name="P48">2 см</text:p>
                </table:table-cell>
                <table:table-cell table:style-name="Таблица33.B2" office:value-type="string">
                  <text:p text:style-name="P14">капитан</text:p>
                </table:table-cell>
                <table:table-cell table:style-name="Таблица33.D2" office:value-type="string">
                  <text:p text:style-name="P51">Корсак И. Н. </text:p>
                </table:table-cell>
              </table:table-row>
              <table:table-row table:style-name="Таблица33.1">
                <table:table-cell table:style-name="Таблица33.A2" office:value-type="string">
                  <text:p text:style-name="P49">ОД</text:p>
                </table:table-cell>
                <table:table-cell table:style-name="Таблица33.B2" office:value-type="string">
                  <text:p text:style-name="P48">3 см</text:p>
                </table:table-cell>
                <table:table-cell table:style-name="Таблица33.B2" office:value-type="string">
                  <text:p text:style-name="P14">капитан</text:p>
                </table:table-cell>
                <table:table-cell table:style-name="Таблица33.D2" office:value-type="string">
                  <text:p text:style-name="P51">Фатьянов К. С.</text:p>
                </table:table-cell>
              </table:table-row>
              <table:table-row table:style-name="Таблица33.1">
                <table:table-cell table:style-name="Таблица33.A5" office:value-type="string">
                  <text:p text:style-name="P49">ОД</text:p>
                </table:table-cell>
                <table:table-cell table:style-name="Таблица33.B5" office:value-type="string">
                  <text:p text:style-name="P48">4 см</text:p>
                </table:table-cell>
                <table:table-cell table:style-name="Таблица33.B5" office:value-type="string">
                  <text:p text:style-name="P67">капитан</text:p>
                </table:table-cell>
                <table:table-cell table:style-name="Таблица33.D5" office:value-type="string">
                  <text:p text:style-name="P69">Давыдов Д. А.</text:p>
                </table:table-cell>
              </table:table-row>
              <table:table-row table:style-name="Таблица33.1">
                <table:table-cell table:style-name="Таблица33.A6" table:number-columns-spanned="4" office:value-type="string">
                  <table:table table:name="Таблица14" table:style-name="Таблица14">
                    <table:table-column table:style-name="Таблица14.A"/>
                    <table:table-column table:style-name="Таблица14.B"/>
                    <table:table-column table:style-name="Таблица14.C"/>
                    <table:table-row>
                      <table:table-cell table:style-name="Таблица14.A1" office:value-type="string">
                        <text:p text:style-name="P31">ЗС СПД</text:p>
                      </table:table-cell>
                      <table:table-cell table:style-name="Таблица14.A1" office:value-type="string">
                        <text:p text:style-name="P28">-</text:p>
                      </table:table-cell>
                      <table:table-cell table:style-name="Таблица14.A1" office:value-type="string">
                        <text:p text:style-name="P42">od_38bru@orlan.mil.zs</text:p>
                      </table:table-cell>
                    </table:table-row>
                    <table:table-row>
                      <table:table-cell table:style-name="Таблица14.A1" office:value-type="string">
                        <text:p text:style-name="P31">МСОЭК</text:p>
                      </table:table-cell>
                      <table:table-cell table:style-name="Таблица14.A1" office:value-type="string">
                        <text:p text:style-name="P28">-</text:p>
                      </table:table-cell>
                      <table:table-cell table:style-name="Таблица14.A1" office:value-type="string">
                        <text:p text:style-name="P59">ВДВ/Орлан/АП</text:p>
                      </table:table-cell>
                    </table:table-row>
                    <table:table-row>
                      <table:table-cell table:style-name="Таблица14.A1" office:value-type="string">
                        <text:p text:style-name="P31">ЗВКС</text:p>
                      </table:table-cell>
                      <table:table-cell table:style-name="Таблица14.A1" office:value-type="string">
                        <text:p text:style-name="P28">-</text:p>
                      </table:table-cell>
                      <table:table-cell table:style-name="Таблица14.A1" office:value-type="string">
                        <text:p text:style-name="P46">10.100.149.3</text:p>
                      </table:table-cell>
                    </table:table-row>
                  </table:table>
                  <text:p text:style-name="P49"/>
                </table:table-cell>
                <table:covered-table-cell/>
                <table:covered-table-cell/>
                <table:covered-table-cell/>
              </table:table-row>
            </table:table>
            <text:p text:style-name="P22"/>
          </table:table-cell>
        </table:table-row>
        <table:table-row>
          <table:table-cell table:style-name="Таблица7.A1" office:value-type="string">
            <text:p text:style-name="P25"/>
          </table:table-cell>
          <table:table-cell table:style-name="Таблица7.A1" office:value-type="string">
            <text:p text:style-name="P23"/>
          </table:table-cell>
          <table:table-cell table:style-name="Таблица7.A1" office:value-type="string">
            <text:p text:style-name="P23"/>
          </table:table-cell>
        </table:table-row>
      </table:table>
      <text:p text:style-name="P55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row>
          <table:table-cell table:style-name="Таблица31.A1" office:value-type="string">
            <text:p text:style-name="P9">&lt;должность&gt;</text:p>
          </table:table-cell>
          <table:table-cell table:style-name="Таблица31.B1" office:value-type="string">
            <text:p text:style-name="P8"/>
          </table:table-cell>
          <table:table-cell table:style-name="Таблица31.A1" office:value-type="string">
            <text:p text:style-name="P7"><text:span text:style-name="T4">&lt;в/звание&gt;</text:span> <text:span text:style-name="T4">&lt;И. Фамилия&gt;</text:span> </text:p>
          </table:table-cell>
        </table:table-row>
        <table:table-row>
          <table:table-cell table:style-name="Таблица31.A1" office:value-type="string">
            <text:p text:style-name="P57"><text:s text:c="112"/>(должность) </text:p>
          </table:table-cell>
          <table:table-cell table:style-name="Таблица31.A1" office:value-type="string">
            <text:p text:style-name="P3"><text:span text:style-name="T3">(</text:span>подпись<text:span text:style-name="T3">)</text:span></text:p>
          </table:table-cell>
          <table:table-cell table:style-name="Таблица31.A1" office:value-type="string">
            <text:p text:style-name="P4">(воинское звание, инициал имени, фамилия)</text:p>
          </table:table-cell>
        </table:table-row>
        <table:table-row>
          <table:table-cell table:style-name="Таблица31.A1" office:value-type="string">
            <text:p text:style-name="P6">09.02.2021</text:p>
          </table:table-cell>
          <table:table-cell table:style-name="Таблица31.A1" office:value-type="string">
            <text:p text:style-name="P3"/>
          </table:table-cell>
          <table:table-cell table:style-name="Таблица31.A1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size="10pt" fo:font-style="italic" fo:font-weight="normal" officeooo:paragraph-rsid="000463eb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weight="bold" officeooo:rsid="0015d33d" officeooo:paragraph-rsid="0015d33d" style:font-weight-asian="bold" style:font-weight-complex="bold"/>
    </style:style>
    <style:style style:name="MT1" style:family="text">
      <style:text-properties officeooo:rsid="001100da"/>
    </style:style>
    <style:style style:name="MT2" style:family="text">
      <style:text-properties officeooo:rsid="001de22c"/>
    </style:style>
    <style:page-layout style:name="Mpm1">
      <style:page-layout-properties fo:page-width="29.7cm" fo:page-height="21.001cm" style:num-format="1" style:print-orientation="landscape" fo:margin-top="2cm" fo:margin-bottom="1.19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Приложение <text:span text:style-name="MT1">6н</text:span></text:p>
        <text:p text:style-name="MP2">Состав дежурной смены ВДВ</text:p>
        <text:p text:style-name="MP2">по боевому управлению <text:span text:style-name="MT2">на 09.02.20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2T19:07:41.096289025</meta:creation-date>
    <dc:date>2021-08-01T18:26:30.676681934</dc:date>
    <meta:editing-duration>PT1H25M9S</meta:editing-duration>
    <meta:editing-cycles>27</meta:editing-cycles>
    <meta:generator>LibreOffice/6.0.7.3$Linux_X86_64 LibreOffice_project/00m0$Build-3</meta:generator>
    <meta:document-statistic meta:table-count="27" meta:image-count="0" meta:object-count="0" meta:page-count="3" meta:paragraph-count="388" meta:word-count="641" meta:character-count="3091" meta:non-whitespace-character-count="2675"/>
  </office:meta>
</office:document-meta>
</file>